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inherit" svg:font-family="inherit"/>
    <style:font-face style:name="urw-din" svg:font-family="urw-din, sans-serif"/>
    <style:font-face style:name="var font-sofia-pro1" svg:font-family="'var font-sofia-pro'"/>
    <style:font-face style:name="var font-sofia-pro" svg:font-family="'var font-sofia-pro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paragraph-properties fo:orphans="2" fo:widows="2"/>
      <style:text-properties fo:font-size="10pt" style:font-size-asian="10pt" style:font-size-complex="10pt"/>
    </style:style>
    <style:style style:name="P2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</style:style>
    <style:style style:name="P3" style:family="paragraph" style:parent-style-name="Standard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urw-din" fo:font-size="10pt" fo:letter-spacing="normal" fo:font-style="normal" fo:font-weight="normal" fo:background-color="#ffffff" style:font-size-asian="10pt" style:font-size-complex="10pt" loext:padding="0cm" loext:border="none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fo:font-size="10pt" fo:letter-spacing="normal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urw-din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officeooo:paragraph-rsid="000fba5c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318cm" loext:contextual-spacing="false" fo:orphans="2" fo:widows="2" fo:text-indent="0cm" style:auto-text-indent="false"/>
    </style:style>
    <style:style style:name="P12" style:family="paragraph" style:parent-style-name="Standard">
      <style:paragraph-properties fo:margin-left="0cm" fo:margin-right="0cm" fo:margin-top="0.265cm" fo:margin-bottom="0.265cm" loext:contextual-spacing="false" fo:line-height="110%" fo:orphans="2" fo:widows="2" fo:text-indent="0cm" style:auto-text-indent="false"/>
      <style:text-properties officeooo:paragraph-rsid="000f2246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4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style:font-name="Menlo" fo:font-size="10pt" fo:letter-spacing="normal" fo:font-style="normal" fo:font-weight="normal" style:font-size-asian="10pt" style:font-size-complex="10pt"/>
    </style:style>
    <style:style style:name="P15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</style:style>
    <style:style style:name="P16" style:family="paragraph" style:parent-style-name="Standard">
      <style:paragraph-properties fo:margin-left="0cm" fo:margin-right="0.397cm" fo:orphans="0" fo:widows="2" fo:text-indent="0cm" style:auto-text-indent="false"/>
    </style:style>
    <style:style style:name="P17" style:family="paragraph" style:parent-style-name="Heading_20_5">
      <style:paragraph-properties fo:margin-top="0.265cm" fo:margin-bottom="0.265cm" loext:contextual-spacing="false" fo:line-height="110%" fo:orphans="2" fo:widows="2"/>
      <style:text-properties fo:font-variant="normal" fo:text-transform="none" fo:color="#777777" style:font-name="inherit" fo:font-size="9pt" fo:letter-spacing="normal" fo:font-style="normal" fo:font-weight="bold" fo:background-color="#f5f5f5" loext:padding-left="0cm" loext:padding-right="0cm" loext:padding-top="0.132cm" loext:padding-bottom="0cm" loext:border-left="none" loext:border-right="none" loext:border-top="0.06pt solid #dddddd" loext:border-bottom="none"/>
    </style:style>
    <style:style style:name="P18" style:family="paragraph" style:parent-style-name="Standard">
      <style:paragraph-properties style:line-height-at-least="0.714cm"/>
      <style:text-properties fo:color="#d4d4d4" style:font-name="Droid Sans Mono" fo:font-size="15pt" fo:font-weight="normal" fo:background-color="#1e1e1e"/>
    </style:style>
    <style:style style:name="P19" style:family="paragraph" style:parent-style-name="Standard">
      <style:paragraph-properties style:line-height-at-least="0.714cm"/>
    </style:style>
    <style:style style:name="P20" style:family="paragraph" style:parent-style-name="Standard">
      <style:paragraph-properties style:line-height-at-least="0.714cm"/>
      <style:text-properties fo:color="#eeeeee" style:font-name="Droid Sans Mono" fo:font-size="15pt" fo:font-weight="normal" fo:background-color="#1e1e1e"/>
    </style:style>
    <style:style style:name="P21" style:family="paragraph" style:parent-style-name="Standard">
      <style:paragraph-properties style:line-height-at-least="0.714cm"/>
      <style:text-properties fo:color="#eeeeee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d4d4d4" style:font-name="Droid Sans Mono" fo:font-size="15pt" fo:letter-spacing="normal" fo:font-style="normal" fo:font-weight="normal" fo:background-color="#1e1e1e" style:font-size-asian="10pt" style:font-size-complex="10pt"/>
    </style:style>
    <style:style style:name="P25" style:family="paragraph" style:parent-style-name="Standard">
      <style:paragraph-properties fo:margin-top="0cm" fo:margin-bottom="0.499cm" loext:contextual-spacing="false" style:line-height-at-least="0.714cm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urw-din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7ab7" style:text-line-through-style="none" style:text-line-through-type="none" style:font-name="Nunito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2" style:family="text">
      <style:text-properties fo:font-variant="normal" fo:text-transform="none" fo:color="#337ab7" style:text-line-through-style="none" style:text-line-through-type="none" style:font-name="Nunito" fo:font-size="13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337ab7" style:text-line-through-style="none" style:text-line-through-type="none" style:font-name="Nunito" fo:font-size="13.5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4" style:family="text">
      <style:text-properties fo:font-variant="normal" fo:text-transform="none" fo:color="#337ab7" style:text-line-through-style="none" style:text-line-through-type="none" style:font-name="Nunito" fo:font-size="13.5pt" fo:letter-spacing="normal" fo:font-style="normal" style:text-underline-style="none" fo:font-weight="bold" officeooo:rsid="000f2246" style:text-blinking="false" fo:background-color="#ffffff" loext:char-shading-value="0" loext:padding="0cm" loext:border="none"/>
    </style:style>
    <style:style style:name="T5" style:family="text">
      <style:text-properties fo:font-variant="normal" fo:text-transform="none" fo:color="#337ab7" style:text-line-through-style="none" style:text-line-through-type="none" style:font-name="Nunito" fo:font-size="10pt" fo:letter-spacing="normal" fo:font-style="normal" style:text-underline-style="none" fo:font-weight="bold" style:text-blinking="false" fo:background-color="#ffffff" loext:char-shading-value="0" style:font-size-asian="10pt" style:font-size-complex="10pt" loext:padding="0cm" loext:border="none"/>
    </style:style>
    <style:style style:name="T6" style:family="text">
      <style:text-properties fo:font-variant="normal" fo:text-transform="none" fo:color="#333333" style:font-name="var font-sofia-pro1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7" style:family="text">
      <style:text-properties fo:font-variant="normal" fo:text-transform="none" fo:color="#333333" style:font-name="var font-sofia-pro1" fo:font-size="10pt" fo:letter-spacing="normal" fo:font-style="normal" fo:font-weight="bold" fo:background-color="#ffffff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333333" style:font-name="urw-din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333333" style:font-name="urw-din" fo:font-size="10pt" fo:letter-spacing="normal" fo:font-style="normal" fo:font-weight="bold" style:font-size-asian="10pt" style:font-size-complex="10pt"/>
    </style:style>
    <style:style style:name="T10" style:family="text">
      <style:text-properties fo:font-variant="normal" fo:text-transform="none" fo:color="#333333" style:font-name="Menlo" fo:font-size="10pt" fo:letter-spacing="normal" fo:font-style="normal" fo:font-weight="bold" style:font-size-asian="10pt" style:font-size-complex="10pt"/>
    </style:style>
    <style:style style:name="T11" style:family="text">
      <style:text-properties fo:font-variant="normal" fo:text-transform="none" fo:color="#333333" style:font-name="Menlo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262932" style:text-line-through-style="none" style:text-line-through-type="none" style:font-name="var font-sofia-pro1" fo:font-size="10pt" fo:letter-spacing="normal" fo:font-style="normal" style:text-underline-style="none" fo:font-weight="bold" style:text-blinking="false" fo:background-color="#ffffff" loext:char-shading-value="0" style:font-size-asian="10pt" style:font-size-complex="10pt" loext:padding="0cm" loext:border="none"/>
    </style:style>
    <style:style style:name="T13" style:family="text">
      <style:text-properties fo:font-variant="normal" fo:text-transform="none" fo:color="#2f8d46" style:font-name="var font-sofia-pro" fo:font-size="10pt" fo:letter-spacing="normal" fo:font-style="normal" fo:font-weight="bold" fo:background-color="#ffffff" loext:char-shading-value="0" style:font-size-asian="10pt" style:font-size-complex="10pt" loext:padding="0cm" loext:border="none"/>
    </style:style>
    <style:style style:name="T14" style:family="text">
      <style:text-properties fo:font-variant="normal" fo:text-transform="none" fo:color="#40424e" style:font-name="var font-sofia-pro1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15" style:family="text">
      <style:text-properties fo:font-variant="normal" fo:text-transform="none" fo:color="#c586c0" style:text-line-through-style="none" style:text-line-through-type="none" style:font-name="Droid Sans Mono" fo:font-size="15pt" fo:letter-spacing="normal" fo:font-style="normal" style:text-underline-style="none" fo:font-weight="normal" style:text-blinking="false" fo:background-color="#1e1e1e" loext:char-shading-value="0" style:font-size-asian="10pt" style:font-size-complex="10pt" loext:padding="0cm" loext:border="none"/>
    </style:style>
    <style:style style:name="T16" style:family="text">
      <style:text-properties fo:font-variant="normal" fo:text-transform="none" fo:color="#ce9178" style:text-line-through-style="none" style:text-line-through-type="none" style:font-name="Droid Sans Mono" fo:font-size="15pt" fo:letter-spacing="normal" fo:font-style="normal" style:text-underline-style="none" fo:font-weight="normal" style:text-blinking="false" fo:background-color="#1e1e1e" loext:char-shading-value="0" style:font-size-asian="10pt" style:font-size-complex="10pt" loext:padding="0cm" loext:border="none"/>
    </style:style>
    <style:style style:name="T17" style:family="text">
      <style:text-properties fo:font-variant="normal" fo:text-transform="none" style:text-line-through-style="none" style:text-line-through-type="none" style:font-name="Droid Sans Mono" fo:font-size="15pt" fo:letter-spacing="normal" fo:font-style="normal" style:text-underline-style="none" fo:font-weight="normal" style:text-blinking="false" fo:background-color="#1e1e1e" loext:char-shading-value="0" style:font-size-asian="10pt" style:font-size-complex="10pt" loext:padding="0cm" loext:border="none"/>
    </style:style>
    <style:style style:name="T18" style:family="text">
      <style:text-properties fo:font-variant="normal" fo:text-transform="none" style:text-line-through-style="none" style:text-line-through-type="none" style:font-name="var font-sofia-pro1" fo:font-size="10pt" fo:letter-spacing="normal" fo:font-style="normal" style:text-underline-style="none" fo:font-weight="bold" style:text-blinking="false" fo:background-color="#ffffff" loext:char-shading-value="0" style:font-size-asian="10pt" style:font-size-complex="10pt" loext:padding="0cm" loext:border="none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Droid Sans Mono" fo:font-size="15pt" fo:letter-spacing="normal" fo:font-style="normal" style:text-underline-style="none" fo:font-weight="normal" style:text-blinking="false" fo:background-color="#1e1e1e" loext:char-shading-value="0" style:font-size-asian="10pt" style:font-size-complex="10pt" loext:padding="0cm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var font-sofia-pro1" fo:font-size="10pt" fo:letter-spacing="normal" fo:font-style="normal" style:text-underline-style="none" fo:font-weight="bold" style:text-blinking="false" fo:background-color="#ffffff" loext:char-shading-value="0" style:font-size-asian="10pt" style:font-size-complex="10pt" loext:padding="0cm" loext:border="none"/>
    </style:style>
    <style:style style:name="T21" style:family="text">
      <style:text-properties fo:font-variant="normal" fo:text-transform="none" fo:color="#6a9955" style:text-line-through-style="none" style:text-line-through-type="none" style:font-name="Droid Sans Mono" fo:font-size="15pt" fo:letter-spacing="normal" fo:font-style="normal" style:text-underline-style="none" fo:font-weight="normal" style:text-blinking="false" fo:background-color="#1e1e1e" loext:char-shading-value="0" style:font-size-asian="10pt" style:font-size-complex="10pt" loext:padding="0cm" loext:border="none"/>
    </style:style>
    <style:style style:name="T22" style:family="text">
      <style:text-properties fo:font-variant="normal" fo:text-transform="none" fo:color="#eeeeee" style:text-line-through-style="none" style:text-line-through-type="none" style:font-name="Droid Sans Mono" fo:font-size="15pt" fo:letter-spacing="normal" fo:font-style="normal" style:text-underline-style="none" fo:font-weight="normal" style:text-blinking="false" fo:background-color="#1e1e1e" loext:char-shading-value="0" style:font-size-asian="10pt" style:font-size-complex="10pt" loext:padding="0cm" loext:border="none"/>
    </style:style>
    <style:style style:name="T23" style:family="text">
      <style:text-properties fo:font-variant="normal" fo:text-transform="none" fo:color="#569cd6" style:text-line-through-style="none" style:text-line-through-type="none" style:font-name="Droid Sans Mono" fo:font-size="15pt" fo:letter-spacing="normal" fo:font-style="normal" style:text-underline-style="none" fo:font-weight="normal" style:text-blinking="false" fo:background-color="#1e1e1e" loext:char-shading-value="0" style:font-size-asian="10pt" style:font-size-complex="10pt" loext:padding="0cm" loext:border="none"/>
    </style:style>
    <style:style style:name="T24" style:family="text">
      <style:text-properties fo:color="#c586c0"/>
    </style:style>
    <style:style style:name="T25" style:family="text">
      <style:text-properties fo:color="#ce9178"/>
    </style:style>
    <style:style style:name="T26" style:family="text">
      <style:text-properties fo:color="#569cd6"/>
    </style:style>
    <style:style style:name="T27" style:family="text">
      <style:text-properties fo:color="#4ec9b0"/>
    </style:style>
    <style:style style:name="T28" style:family="text">
      <style:text-properties fo:color="#dcdcaa"/>
    </style:style>
    <style:style style:name="T29" style:family="text">
      <style:text-properties fo:color="#9cdcfe"/>
    </style:style>
    <style:style style:name="T30" style:family="text">
      <style:text-properties fo:color="#b5cea8"/>
    </style:style>
    <style:style style:name="T31" style:family="text">
      <style:text-properties fo:color="#d7ba7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a xlink:type="simple" xlink:href="https://practice.geeksforgeeks.org/problems/absolute-value/1/?track=DSASP-Mathematics&amp;batchId=154" text:style-name="Internet_20_link" text:visited-style-name="Visited_20_Internet_20_Link"><text:span text:style-name="Strong_20_Emphasis"><text:span text:style-name="T3"/></text:span></text:a></text:p>
      <text:p text:style-name="P10"><text:a xlink:type="simple" xlink:href="https://practice.geeksforgeeks.org/problems/absolute-value/1/?track=DSASP-Mathematics&amp;batchId=154" text:style-name="Internet_20_link" text:visited-style-name="Visited_20_Internet_20_Link"><text:span text:style-name="Strong_20_Emphasis"><text:span text:style-name="T4"/></text:span></text:a></text:p>
      <text:p text:style-name="P10"><text:span text:style-name="Strong_20_Emphasis"><text:span text:style-name="T2"/></text:span></text:p>
      <text:section text:style-name="Sect1" text:name="problem701150">
        <text:p text:style-name="P12"><text:a xlink:type="simple" xlink:href="https://practice.geeksforgeeks.org/problems/absolute-value/1/?track=DSASP-Mathematics&amp;batchId=154" text:style-name="Internet_20_link" text:visited-style-name="Visited_20_Internet_20_Link"><text:span text:style-name="Strong_20_Emphasis"><text:span text:style-name="T2">Absolute Value</text:span></text:span></text:a></text:p>
        <text:p text:style-name="P12"><text:span text:style-name="Strong_20_Emphasis"><text:span text:style-name="T2"/></text:span></text:p>
      </text:section>
      <text:section text:style-name="Sect1" text:name="problem701152">
        <text:p text:style-name="P11"><text:a xlink:type="simple" xlink:href="https://practice.geeksforgeeks.org/problems/convert-celsius-to-fahrenheit/1/?track=DSASP-Mathematics&amp;batchId=154" text:style-name="Internet_20_link" text:visited-style-name="Visited_20_Internet_20_Link"><text:span text:style-name="Strong_20_Emphasis"><text:span text:style-name="T2">Convert Celsius To Fahrenheit</text:span></text:span></text:a></text:p>
        <text:h text:style-name="P17" text:outline-level="5"/>
      </text:section>
      <text:section text:style-name="Sect1" text:name="problem701155">
        <text:p text:style-name="P11"><text:a xlink:type="simple" xlink:href="https://practice.geeksforgeeks.org/problems/quadratic-equation-roots/1/?track=DSASP-Mathematics&amp;batchId=154" text:style-name="Internet_20_link" text:visited-style-name="Visited_20_Internet_20_Link"><text:span text:style-name="Strong_20_Emphasis"><text:span text:style-name="T2">Quadratic Equation Roots</text:span></text:span></text:a></text:p>
        <text:h text:style-name="P17" text:outline-level="5"/>
      </text:section>
      <text:section text:style-name="Sect1" text:name="problem701156">
        <text:p text:style-name="P11"><text:a xlink:type="simple" xlink:href="https://practice.geeksforgeeks.org/problems/factorial-of-number/1/?track=DSASP-Mathematics&amp;batchId=154" text:style-name="Internet_20_link" text:visited-style-name="Visited_20_Internet_20_Link"><text:span text:style-name="Strong_20_Emphasis"><text:span text:style-name="T2">Factorial Of Number</text:span></text:span></text:a></text:p>
        <text:h text:style-name="P17" text:outline-level="5"/>
      </text:section>
      <text:section text:style-name="Sect1" text:name="problem701157">
        <text:p text:style-name="P11"><text:a xlink:type="simple" xlink:href="https://practice.geeksforgeeks.org/problems/digits-in-factorial/1/?track=DSASP-Mathematics&amp;batchId=154" text:style-name="Internet_20_link" text:visited-style-name="Visited_20_Internet_20_Link"><text:span text:style-name="Strong_20_Emphasis"><text:span text:style-name="T2">Digits In Factorial</text:span></text:span></text:a></text:p>
        <text:h text:style-name="P17" text:outline-level="5"/>
      </text:section>
      <text:section text:style-name="Sect1" text:name="problem701159">
        <text:p text:style-name="P11"><text:a xlink:type="simple" xlink:href="https://practice.geeksforgeeks.org/problems/gp-term/1/?track=DSASP-Mathematics&amp;batchId=154" text:style-name="Internet_20_link" text:visited-style-name="Visited_20_Internet_20_Link"><text:span text:style-name="Strong_20_Emphasis"><text:span text:style-name="T2">GP Term</text:span></text:span></text:a></text:p>
        <text:h text:style-name="P17" text:outline-level="5"/>
      </text:section>
      <text:section text:style-name="Sect1" text:name="problem701162">
        <text:p text:style-name="P11"><text:a xlink:type="simple" xlink:href="https://practice.geeksforgeeks.org/problems/primality-test/1/?track=DSASP-Mathematics&amp;batchId=154" text:style-name="Internet_20_link" text:visited-style-name="Visited_20_Internet_20_Link"><text:span text:style-name="Strong_20_Emphasis"><text:span text:style-name="T2">Primality Test</text:span></text:span></text:a></text:p>
        <text:h text:style-name="P17" text:outline-level="5"/>
      </text:section>
      <text:section text:style-name="Sect1" text:name="problem701164">
        <text:p text:style-name="P11"><text:a xlink:type="simple" xlink:href="https://practice.geeksforgeeks.org/problems/exactly-3-divisors/1/?track=DSASP-Mathematics&amp;batchId=154" text:style-name="Internet_20_link" text:visited-style-name="Visited_20_Internet_20_Link"><text:span text:style-name="Strong_20_Emphasis"><text:span text:style-name="T2">Exactly 3 Divisors</text:span></text:span></text:a></text:p>
        <text:h text:style-name="P17" text:outline-level="5"/>
      </text:section>
      <text:section text:style-name="Sect1" text:name="problem701435">
        <text:p text:style-name="P11"><text:a xlink:type="simple" xlink:href="https://practice.geeksforgeeks.org/problems/addition-under-modulo/1/?track=DSASP-Mathematics&amp;batchId=154" text:style-name="Internet_20_link" text:visited-style-name="Visited_20_Internet_20_Link"><text:span text:style-name="Strong_20_Emphasis"><text:span text:style-name="T2">Addition Under Modulo</text:span></text:span></text:a></text:p>
        <text:h text:style-name="P17" text:outline-level="5"/>
      </text:section>
      <text:section text:style-name="Sect1" text:name="problem701436">
        <text:p text:style-name="P11"><text:a xlink:type="simple" xlink:href="https://practice.geeksforgeeks.org/problems/multiplication-under-modulo/1/?track=DSASP-Mathematics&amp;batchId=154" text:style-name="Internet_20_link" text:visited-style-name="Visited_20_Internet_20_Link"><text:span text:style-name="Strong_20_Emphasis"><text:span text:style-name="T2">Multiplication Under Modulo</text:span></text:span></text:a></text:p>
        <text:h text:style-name="P17" text:outline-level="5"/>
      </text:section>
      <text:section text:style-name="Sect1" text:name="problem701168">
        <text:p text:style-name="P11"><text:a xlink:type="simple" xlink:href="https://practice.geeksforgeeks.org/problems/modular-multiplicative-inverse-1587115620/1/?track=DSASP-Mathematics&amp;batchId=154" text:style-name="Internet_20_link" text:visited-style-name="Visited_20_Internet_20_Link"><text:span text:style-name="Strong_20_Emphasis"><text:span text:style-name="T2">Modular Multiplicative Inverse</text:span></text:span></text:a></text:p>
        <text:p text:style-name="P11"><text:span text:style-name="Strong_20_Emphasis"><text:span text:style-name="T2"/></text:span></text:p>
      </text:section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oft-page-break/><text:span text:style-name="Strong_20_Emphasis"><text:span text:style-name="T12">1. Absolute Value </text:span></text:span><text:bookmark text:name="bookmarkIcon"/><text:bookmark text:name="reportIssueBtn"/></text:p>
      <text:p text:style-name="P16"><text:span text:style-name="Strong_20_Emphasis"><text:span text:style-name="T13">Basic </text:span></text:span><text:span text:style-name="T14">Accuracy:</text:span><text:span text:style-name="T6"> </text:span><text:span text:style-name="T7">71.87% </text:span><text:span text:style-name="T14">Submissions:</text:span><text:span text:style-name="T6"> </text:span><text:span text:style-name="T7">35140 </text:span><text:span text:style-name="T14">Points:</text:span><text:span text:style-name="T6"> </text:span><text:span text:style-name="T7">1</text:span></text:p>
      <text:p text:style-name="P1"/>
      <text:p text:style-name="P7"><text:span text:style-name="T8">You are given an interger </text:span><text:span text:style-name="Strong_20_Emphasis"><text:span text:style-name="T9">I</text:span></text:span><text:span text:style-name="T8">, find the absolute value of the interger </text:span><text:span text:style-name="Strong_20_Emphasis"><text:span text:style-name="T9">I</text:span></text:span><text:span text:style-name="T8">.</text:span></text:p>
      <text:p text:style-name="P5"> </text:p>
      <text:p text:style-name="P7"><text:span text:style-name="Strong_20_Emphasis"><text:span text:style-name="T9">Example 1:</text:span></text:span></text:p>
      <text:p text:style-name="P2"><text:span text:style-name="Strong_20_Emphasis"><text:span text:style-name="T10">Input</text:span></text:span><text:span text:style-name="T11">:</text:span></text:p>
      <text:p text:style-name="P14">I = -32</text:p>
      <text:p text:style-name="P15"><text:span text:style-name="Strong_20_Emphasis"><text:span text:style-name="T10">Output: </text:span></text:span><text:span text:style-name="T11">32</text:span></text:p>
      <text:p text:style-name="P15"><text:span text:style-name="Strong_20_Emphasis"><text:span text:style-name="T10">Explanation: </text:span></text:span></text:p>
      <text:p text:style-name="P14">The absolute value of -32 is 32.</text:p>
      <text:p text:style-name="P5"> </text:p>
      <text:p text:style-name="P7"><text:span text:style-name="Strong_20_Emphasis"><text:span text:style-name="T9">Example 2:</text:span></text:span></text:p>
      <text:p text:style-name="P2"><text:span text:style-name="Strong_20_Emphasis"><text:span text:style-name="T10">Input</text:span></text:span><text:span text:style-name="T11">:</text:span></text:p>
      <text:p text:style-name="P14">I = 45</text:p>
      <text:p text:style-name="P15"><text:span text:style-name="Strong_20_Emphasis"><text:span text:style-name="T10">Output: </text:span></text:span><text:span text:style-name="T11">45</text:span></text:p>
      <text:p text:style-name="P15"><text:span text:style-name="Strong_20_Emphasis"><text:span text:style-name="T10">Explanation: </text:span></text:span></text:p>
      <text:p text:style-name="P14">The absolute value of 45 is 45 itself.</text:p>
      <text:p text:style-name="P5"> </text:p>
      <text:p text:style-name="P7"><text:span text:style-name="Strong_20_Emphasis"><text:span text:style-name="T9">Your Task:</text:span></text:span><text:span text:style-name="T8"><text:line-break/>You don't need to read input or print anything. Your task is to complete the function </text:span><text:span text:style-name="Strong_20_Emphasis"><text:span text:style-name="T9">absolute() </text:span></text:span><text:span text:style-name="T8">which takes an integer </text:span><text:span text:style-name="Strong_20_Emphasis"><text:span text:style-name="T9">I</text:span></text:span><text:span text:style-name="T8"> as input parameter and return the absolute value of </text:span><text:span text:style-name="Strong_20_Emphasis"><text:span text:style-name="T9">I.</text:span></text:span></text:p>
      <text:p text:style-name="P5"> </text:p>
      <text:p text:style-name="P7"><text:span text:style-name="Strong_20_Emphasis"><text:span text:style-name="T9">Expected Time Complexity:</text:span></text:span><text:span text:style-name="T8"> O(1)<text:line-break/></text:span><text:span text:style-name="Strong_20_Emphasis"><text:span text:style-name="T9">Expected Auxiliary Space </text:span></text:span><text:span text:style-name="T8">: O(1)</text:span></text:p>
      <text:p text:style-name="P5"> </text:p>
      <text:p text:style-name="P7"><text:span text:style-name="Strong_20_Emphasis"><text:span text:style-name="T9">Constraints:</text:span></text:span><text:span text:style-name="T8"><text:line-break/>-106 &lt;= I &lt;= 106</text:span></text:p>
      <text:p text:style-name="P6"/>
      <text:p text:style-name="P9"/>
      <text:p text:style-name="P10"><text:span text:style-name="Strong_20_Emphasis"><text:span text:style-name="T5">class Solution{</text:span></text:span></text:p>
      <text:p text:style-name="P10"><text:span text:style-name="Strong_20_Emphasis"><text:span text:style-name="T5"><text:s text:c="4"/>public:</text:span></text:span></text:p>
      <text:p text:style-name="P10"><text:span text:style-name="Strong_20_Emphasis"><text:span text:style-name="T5"><text:s text:c="8"/>int absolute(int i) {</text:span></text:span></text:p>
      <text:p text:style-name="P10"><text:span text:style-name="Strong_20_Emphasis"><text:span text:style-name="T5"><text:s text:c="3"/></text:span></text:span></text:p>
      <text:p text:style-name="P10"><text:span text:style-name="Strong_20_Emphasis"><text:span text:style-name="T5"/></text:span></text:p>
      <text:p text:style-name="P10"><text:span text:style-name="Strong_20_Emphasis"><text:span text:style-name="T5">};</text:span></text:span></text:p>
      <text:p text:style-name="P10"><text:soft-page-break/><text:span text:style-name="Strong_20_Emphasis"><text:span text:style-name="T22">#include&lt;iostream&gt;</text:span></text:span></text:p>
      <text:p text:style-name="P20">using namespace std;</text:p>
      <text:p text:style-name="P21"/>
      <text:p text:style-name="P20">int absolute(int i)</text:p>
      <text:p text:style-name="P20">{</text:p>
      <text:p text:style-name="P20">if(i&lt;0)</text:p>
      <text:p text:style-name="P20">{</text:p>
      <text:p text:style-name="P20">return i*-1;</text:p>
      <text:p text:style-name="P20">}</text:p>
      <text:p text:style-name="P20">return i;</text:p>
      <text:p text:style-name="P20">} </text:p>
      <text:p text:style-name="P21"/>
      <text:p text:style-name="P20">int main()</text:p>
      <text:p text:style-name="P20">{</text:p>
      <text:p text:style-name="P20">int num;</text:p>
      <text:p text:style-name="P20">cout&lt;&lt;"\nEnter a Number: "; cin&gt;&gt;num;</text:p>
      <text:p text:style-name="P20">cout&lt;&lt;"\nThe absolute value of "&lt;&lt;num&lt;&lt;" is "&lt;&lt;absolute(num)&lt;&lt;endl; </text:p>
      <text:p text:style-name="P20">}</text:p>
      <text:p text:style-name="P10"><text:span text:style-name="Strong_20_Emphasis"><text:span text:style-name="T20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>2. Convert Celsius To Fahrenheit </text:span></text:span><text:bookmark text:name="bookmarkIcon1"/><text:bookmark text:name="reportIssueBtn1"/></text:p>
      <text:p text:style-name="P16"><text:span text:style-name="Strong_20_Emphasis"><text:span text:style-name="T13">Basic </text:span></text:span><text:span text:style-name="T14">Accuracy:</text:span><text:span text:style-name="T6"> </text:span><text:span text:style-name="T7">63.37% </text:span><text:span text:style-name="T14">Submissions:</text:span><text:span text:style-name="T6"> </text:span><text:span text:style-name="T7">34962 </text:span><text:span text:style-name="T14">Points:</text:span><text:span text:style-name="T6"> </text:span><text:span text:style-name="T7">1</text:span></text:p>
      <text:p text:style-name="P1"/>
      <text:p text:style-name="P7"><text:span text:style-name="T8">Given a temperature in celsius </text:span><text:span text:style-name="Strong_20_Emphasis"><text:span text:style-name="T9">C</text:span></text:span><text:span text:style-name="T8">. You need to convert the given temperature to</text:span><text:span text:style-name="Strong_20_Emphasis"><text:span text:style-name="T8"> </text:span></text:span><text:span text:style-name="Strong_20_Emphasis"><text:span text:style-name="T9">Fahrenheit</text:span></text:span><text:span text:style-name="T8">.</text:span></text:p>
      <text:p text:style-name="P7"><text:span text:style-name="Strong_20_Emphasis"><text:span text:style-name="T9">Example 1:</text:span></text:span></text:p>
      <text:p text:style-name="P2"><text:span text:style-name="Strong_20_Emphasis"><text:span text:style-name="T10">Input:</text:span></text:span></text:p>
      <text:p text:style-name="P14">C = 32</text:p>
      <text:p text:style-name="P15"><text:span text:style-name="Strong_20_Emphasis"><text:span text:style-name="T10">Output: </text:span></text:span><text:span text:style-name="T11">89</text:span></text:p>
      <text:p text:style-name="P15"><text:span text:style-name="Strong_20_Emphasis"><text:span text:style-name="T10">Explanation: </text:span></text:span><text:span text:style-name="T11">Using the conversion </text:span></text:p>
      <text:p text:style-name="P14">formula of celsius to farhenheit , it</text:p>
      <text:p text:style-name="P14">can be calculated that, for 32 degree</text:p>
      <text:p text:style-name="P14">C, the temperature in Fahrenheit = 89.</text:p>
      <text:p text:style-name="P7"><text:span text:style-name="Strong_20_Emphasis"><text:span text:style-name="T9">Example 2:</text:span></text:span></text:p>
      <text:p text:style-name="P2"><text:soft-page-break/><text:span text:style-name="Strong_20_Emphasis"><text:span text:style-name="T10">Input:</text:span></text:span></text:p>
      <text:p text:style-name="P14">50</text:p>
      <text:p text:style-name="P15"><text:span text:style-name="Strong_20_Emphasis"><text:span text:style-name="T10">Output: </text:span></text:span><text:span text:style-name="T11">122</text:span></text:p>
      <text:p text:style-name="P15"><text:span text:style-name="Strong_20_Emphasis"><text:span text:style-name="T10">Explanation: </text:span></text:span><text:span text:style-name="T11">Using the conversion </text:span></text:p>
      <text:p text:style-name="P14">formulaof celsius to farhenheit, it</text:p>
      <text:p text:style-name="P14">can be calculated that, for 50 degree</text:p>
      <text:p text:style-name="P14">C, the temperature in Fahrenheit = 122.</text:p>
      <text:p text:style-name="P7"><text:span text:style-name="Strong_20_Emphasis"><text:span text:style-name="T9">Your Task:</text:span></text:span><text:span text:style-name="T8"><text:line-break/>You don't need to read input or print anything. Your task is to complete the function</text:span><text:span text:style-name="Strong_20_Emphasis"><text:span text:style-name="T8"> </text:span></text:span><text:span text:style-name="Strong_20_Emphasis"><text:span text:style-name="T9">CtoF() </text:span></text:span><text:span text:style-name="T8">that takes</text:span><text:span text:style-name="Strong_20_Emphasis"><text:span text:style-name="T8"> </text:span></text:span><text:span text:style-name="Strong_20_Emphasis"><text:span text:style-name="T9">C</text:span></text:span><text:span text:style-name="T8"> as </text:span><text:span text:style-name="Strong_20_Emphasis"><text:span text:style-name="T9">parameter </text:span></text:span><text:span text:style-name="T8">and returns temperature in fahrenheit( in double). The </text:span><text:span text:style-name="Strong_20_Emphasis"><text:span text:style-name="T9">flooring and printing</text:span></text:span><text:span text:style-name="T8"> is </text:span><text:span text:style-name="Strong_20_Emphasis"><text:span text:style-name="T9">automatically </text:span></text:span><text:span text:style-name="T8">done by the </text:span><text:span text:style-name="Strong_20_Emphasis"><text:span text:style-name="T9">driver code</text:span></text:span><text:span text:style-name="T8">.</text:span></text:p>
      <text:p text:style-name="P7"><text:span text:style-name="Strong_20_Emphasis"><text:span text:style-name="T9">Expected Time Complexity:</text:span></text:span><text:span text:style-name="T8"> O(1)<text:line-break/></text:span><text:span text:style-name="Strong_20_Emphasis"><text:span text:style-name="T9">Expected Auxiliary Space </text:span></text:span><text:span text:style-name="T8">: O(1)</text:span></text:p>
      <text:p text:style-name="P7"><text:span text:style-name="Strong_20_Emphasis"><text:span text:style-name="T9">Constraints:</text:span></text:span><text:span text:style-name="T8"><text:line-break/>1 &lt;= C &lt;= 104</text:span></text:p>
      <text:p text:style-name="P10"><text:span text:style-name="Strong_20_Emphasis"><text:span text:style-name="T5"/></text:span></text:p>
      <text:p text:style-name="P10"><text:span text:style-name="Strong_20_Emphasis"><text:span text:style-name="T5">class Solution{</text:span></text:span></text:p>
      <text:p text:style-name="P10"><text:span text:style-name="Strong_20_Emphasis"><text:span text:style-name="T5"><text:s text:c="4"/>public:</text:span></text:span></text:p>
      <text:p text:style-name="P10"><text:span text:style-name="Strong_20_Emphasis"><text:span text:style-name="T5"><text:s text:c="4"/></text:span></text:span></text:p>
      <text:p text:style-name="P10"><text:span text:style-name="Strong_20_Emphasis"><text:span text:style-name="T5"><text:s text:c="4"/>//You need to complete this function</text:span></text:span></text:p>
      <text:p text:style-name="P10"><text:span text:style-name="Strong_20_Emphasis"><text:span text:style-name="T5"><text:s text:c="4"/>double cToF(int C)</text:span></text:span></text:p>
      <text:p text:style-name="P10"><text:span text:style-name="Strong_20_Emphasis"><text:span text:style-name="T5"><text:s text:c="4"/>{</text:span></text:span></text:p>
      <text:p text:style-name="P10"><text:span text:style-name="Strong_20_Emphasis"><text:span text:style-name="T5"><text:s text:c="8"/>//Your code here</text:span></text:span></text:p>
      <text:p text:style-name="P10"><text:span text:style-name="Strong_20_Emphasis"><text:span text:style-name="T5"><text:s text:c="4"/>}</text:span></text:span></text:p>
      <text:p text:style-name="P10"><text:span text:style-name="Strong_20_Emphasis"><text:span text:style-name="T5">};</text:span></text:span></text:p>
      <text:p text:style-name="P10"><text:span text:style-name="Strong_20_Emphasis"><text:span text:style-name="T5"/></text:span></text:p>
      <text:p text:style-name="P10"><text:span text:style-name="Strong_20_Emphasis"><text:span text:style-name="T21">//Celsius To Fahrenheit </text:span></text:span></text:p>
      <text:p text:style-name="P18"><text:span text:style-name="T24">#include</text:span><text:span text:style-name="T26"> </text:span><text:span text:style-name="T25">&lt;iostream&gt;</text:span></text:p>
      <text:p text:style-name="P19"/>
      <text:p text:style-name="P18"><text:span text:style-name="T24">using</text:span> <text:span text:style-name="T26">namespace</text:span> <text:span text:style-name="T27">std</text:span>;</text:p>
      <text:p text:style-name="P19"/>
      <text:p text:style-name="P18"><text:span text:style-name="T26">double</text:span> <text:span text:style-name="T28">cToF</text:span>(<text:span text:style-name="T26">int</text:span> <text:span text:style-name="T29">C</text:span>)</text:p>
      <text:p text:style-name="P18">{</text:p>
      <text:p text:style-name="P18"><text:span text:style-name="T26">double</text:span> <text:span text:style-name="T29">f</text:span>;</text:p>
      <text:p text:style-name="P18"><text:span text:style-name="T29">f</text:span>=<text:span text:style-name="T29">C</text:span>*<text:span text:style-name="T30">9</text:span>/<text:span text:style-name="T30">5</text:span>+<text:span text:style-name="T30">32</text:span>;</text:p>
      <text:p text:style-name="P18"><text:span text:style-name="T24">return</text:span> <text:span text:style-name="T29">f</text:span>;</text:p>
      <text:p text:style-name="P18">}</text:p>
      <text:p text:style-name="P19"/>
      <text:p text:style-name="P18"><text:span text:style-name="T26">int</text:span> <text:span text:style-name="T28">main</text:span>()</text:p>
      <text:p text:style-name="P18">{</text:p>
      <text:p text:style-name="P18"><text:soft-page-break/><text:span text:style-name="T26">double</text:span> <text:span text:style-name="T29">c</text:span>;</text:p>
      <text:p text:style-name="P18"><text:span text:style-name="T29">cout</text:span> <text:span text:style-name="T28">&lt;&lt;</text:span> <text:span text:style-name="T25">"</text:span><text:span text:style-name="T31">\n</text:span><text:span text:style-name="T25">Enter the temperature in celsius: "</text:span>;</text:p>
      <text:p text:style-name="P18"><text:span text:style-name="T29">cin</text:span> <text:span text:style-name="T28">&gt;&gt;</text:span> <text:span text:style-name="T29">c</text:span>;</text:p>
      <text:p text:style-name="P18"><text:span text:style-name="T29">cout</text:span> <text:span text:style-name="T28">&lt;&lt;</text:span> <text:span text:style-name="T25">"</text:span><text:span text:style-name="T31">\n</text:span><text:span text:style-name="T25">Temperature in Fahrenheit is: "</text:span> <text:span text:style-name="T28">&lt;&lt;</text:span> <text:span text:style-name="T28">cToF</text:span>(<text:span text:style-name="T29">c</text:span>)<text:span text:style-name="T28">&lt;&lt;endl</text:span>;</text:p>
      <text:p text:style-name="P18">}</text:p>
      <text:p text:style-name="P10"><text:span text:style-name="Strong_20_Emphasis"><text:span text:style-name="T5"/></text:span></text:p>
      <text:p text:style-name="P10"><text:span text:style-name="Strong_20_Emphasis"><text:span text:style-name="T12">3. Quadratic Equation Roots </text:span></text:span><text:bookmark text:name="bookmarkIcon2"/><text:bookmark text:name="reportIssueBtn2"/></text:p>
      <text:p text:style-name="P16"><text:span text:style-name="Strong_20_Emphasis"><text:span text:style-name="T13">Basic </text:span></text:span><text:span text:style-name="T14">Accuracy:</text:span><text:span text:style-name="T6"> </text:span><text:span text:style-name="T7">33.8% </text:span><text:span text:style-name="T14">Submissions:</text:span><text:span text:style-name="T6"> </text:span><text:span text:style-name="T7">100k+ </text:span><text:span text:style-name="T14">Points:</text:span><text:span text:style-name="T6"> </text:span><text:span text:style-name="T7">1</text:span></text:p>
      <text:p text:style-name="P1"/>
      <text:p text:style-name="P7"><text:span text:style-name="T8">Given a quadratic equation in the form </text:span><text:span text:style-name="Strong_20_Emphasis"><text:span text:style-name="T9">ax2 + bx + c</text:span></text:span><text:span text:style-name="T8">. Find its roots.</text:span></text:p>
      <text:p text:style-name="P7"><text:span text:style-name="Strong_20_Emphasis"><text:span text:style-name="T9">Note: </text:span></text:span><text:span text:style-name="T8">Return the maximum root followed by the minimum root.<text:line-break/><text:line-break/></text:span><text:span text:style-name="Strong_20_Emphasis"><text:span text:style-name="T9">Example 1:</text:span></text:span></text:p>
      <text:p text:style-name="P2"><text:span text:style-name="Strong_20_Emphasis"><text:span text:style-name="T10">Input:</text:span></text:span></text:p>
      <text:p text:style-name="P14">a = 1</text:p>
      <text:p text:style-name="P14">b = -2</text:p>
      <text:p text:style-name="P14">c = 1</text:p>
      <text:p text:style-name="P15"><text:span text:style-name="Strong_20_Emphasis"><text:span text:style-name="T10">Output: </text:span></text:span><text:span text:style-name="T11">1 1</text:span></text:p>
      <text:p text:style-name="P15"><text:span text:style-name="Strong_20_Emphasis"><text:span text:style-name="T10">Explanation:</text:span></text:span></text:p>
      <text:p text:style-name="P14">Roots of equation x2-2x+1 are 1 and 1.</text:p>
      <text:p text:style-name="P7"><text:span text:style-name="T8"><text:line-break/></text:span><text:span text:style-name="Strong_20_Emphasis"><text:span text:style-name="T9">Example 2:</text:span></text:span></text:p>
      <text:p text:style-name="P2"><text:span text:style-name="Strong_20_Emphasis"><text:span text:style-name="T10">Input:</text:span></text:span></text:p>
      <text:p text:style-name="P14">a = 1</text:p>
      <text:p text:style-name="P14">b = -7</text:p>
      <text:p text:style-name="P14">c = 12</text:p>
      <text:p text:style-name="P15"><text:span text:style-name="Strong_20_Emphasis"><text:span text:style-name="T10">Output: </text:span></text:span><text:span text:style-name="T11">4 3</text:span></text:p>
      <text:p text:style-name="P15"><text:span text:style-name="Strong_20_Emphasis"><text:span text:style-name="T10">Explanation: </text:span></text:span><text:span text:style-name="T11">Roots of equation </text:span></text:p>
      <text:p text:style-name="P14">x2 - 7x + 12 are 4 and 3.</text:p>
      <text:p text:style-name="P5"> </text:p>
      <text:p text:style-name="P7"><text:span text:style-name="Strong_20_Emphasis"><text:span text:style-name="T9">Your Task:</text:span></text:span><text:span text:style-name="T8"><text:line-break/>You don't need to read input or print anything. Your task is to complete the function</text:span><text:span text:style-name="Strong_20_Emphasis"><text:span text:style-name="T8"> </text:span></text:span><text:span text:style-name="Strong_20_Emphasis"><text:span text:style-name="T9">quadraticRoots() </text:span></text:span><text:span text:style-name="T8">which takes a, b, c as input parameters and returns a list of two integers containing the floor value of its roots in decreasing order. If roots are imaginary, the returning list should contain only 1 integer ie -1. Always return the greatest integer smaller </text:span><text:soft-page-break/><text:span text:style-name="T8">than or equal to the result.<text:line-break/></text:span><text:span text:style-name="Strong_20_Emphasis"><text:span text:style-name="T9">Note: </text:span></text:span><text:span text:style-name="T8">If roots are imaginary, the generated output will display "Imaginary".</text:span></text:p>
      <text:p text:style-name="P5"> </text:p>
      <text:p text:style-name="P7"><text:span text:style-name="Strong_20_Emphasis"><text:span text:style-name="T9">Expected Time Complexity:</text:span></text:span><text:span text:style-name="T8"> O(1)<text:line-break/></text:span><text:span text:style-name="Strong_20_Emphasis"><text:span text:style-name="T9">Expected Auxiliary Space </text:span></text:span><text:span text:style-name="T8">: O(1)</text:span></text:p>
      <text:p text:style-name="P5"> </text:p>
      <text:p text:style-name="P7"><text:span text:style-name="Strong_20_Emphasis"><text:span text:style-name="T9">Constraints:</text:span></text:span><text:span text:style-name="T8"><text:line-break/>-103 &lt;= a,b,c &lt;= 103</text:span></text:p>
      <text:p text:style-name="P7"><text:span text:style-name="Strong_20_Emphasis"><text:span text:style-name="T5">class Solution {</text:span></text:span></text:p>
      <text:p text:style-name="P7"><text:span text:style-name="Strong_20_Emphasis"><text:span text:style-name="T5"><text:s text:c="2"/>public:</text:span></text:span></text:p>
      <text:p text:style-name="P7"><text:span text:style-name="Strong_20_Emphasis"><text:span text:style-name="T5"><text:s text:c="4"/>vector&lt;int&gt; quadraticRoots(int a, int b, int c) {</text:span></text:span></text:p>
      <text:p text:style-name="P7"><text:span text:style-name="Strong_20_Emphasis"><text:span text:style-name="T5"><text:s text:c="8"/>// code here</text:span></text:span></text:p>
      <text:p text:style-name="P7"><text:span text:style-name="Strong_20_Emphasis"><text:span text:style-name="T5"><text:s text:c="4"/>}</text:span></text:span></text:p>
      <text:p text:style-name="P7"><text:span text:style-name="Strong_20_Emphasis"><text:span text:style-name="T5">};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oft-page-break/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4">4. Factorial Of Number <text:bookmark text:name="bookmarkIcon4"/><text:bookmark text:name="reportIssueBtn4"/></text:p>
      <text:p text:style-name="P16"><text:span text:style-name="Strong_20_Emphasis"><text:span text:style-name="T13">Easy </text:span></text:span><text:span text:style-name="T14">Accuracy:</text:span><text:span text:style-name="T6"> </text:span><text:span text:style-name="T7">52.06% </text:span><text:span text:style-name="T14">Submissions:</text:span><text:span text:style-name="T6"> </text:span><text:span text:style-name="T7">27198 </text:span><text:span text:style-name="T14">Points:</text:span><text:span text:style-name="T6"> </text:span><text:span text:style-name="T7">2</text:span></text:p>
      <text:p text:style-name="P1"/>
      <text:p text:style-name="P7"><text:span text:style-name="T8">Given a positive integer </text:span><text:span text:style-name="Strong_20_Emphasis"><text:span text:style-name="T9">N</text:span></text:span><text:span text:style-name="T8">. The task is to find factorial of </text:span><text:span text:style-name="Strong_20_Emphasis"><text:span text:style-name="T9">N</text:span></text:span><text:span text:style-name="T8">.</text:span></text:p>
      <text:p text:style-name="P7"><text:span text:style-name="Strong_20_Emphasis"><text:span text:style-name="T9">Example 1:</text:span></text:span></text:p>
      <text:p text:style-name="P2"><text:span text:style-name="Strong_20_Emphasis"><text:span text:style-name="T10">Input:</text:span></text:span></text:p>
      <text:p text:style-name="P14">N = 4</text:p>
      <text:p text:style-name="P15"><text:span text:style-name="Strong_20_Emphasis"><text:span text:style-name="T10">Output: </text:span></text:span><text:span text:style-name="T11">24</text:span></text:p>
      <text:p text:style-name="P15"><text:span text:style-name="Strong_20_Emphasis"><text:span text:style-name="T10">Explanation: </text:span></text:span><text:span text:style-name="T11">4! = 4 * 3 * 2 * 1 = 24</text:span></text:p>
      <text:p text:style-name="P7"><text:span text:style-name="Strong_20_Emphasis"><text:span text:style-name="T9">Example 2:</text:span></text:span></text:p>
      <text:p text:style-name="P2"><text:span text:style-name="Strong_20_Emphasis"><text:span text:style-name="T10">Input:</text:span></text:span></text:p>
      <text:p text:style-name="P14">N = 13</text:p>
      <text:p text:style-name="P15"><text:span text:style-name="Strong_20_Emphasis"><text:span text:style-name="T10">Output: </text:span></text:span><text:span text:style-name="T11">6227020800</text:span></text:p>
      <text:p text:style-name="P15"><text:span text:style-name="Strong_20_Emphasis"><text:span text:style-name="T10">Explanation: </text:span></text:span></text:p>
      <text:p text:style-name="P14">13! = 13 * 12 * .. * 1 = 6227020800</text:p>
      <text:p text:style-name="P7"><text:span text:style-name="Strong_20_Emphasis"><text:span text:style-name="T9">Your Task:</text:span></text:span><text:span text:style-name="T8"><text:line-break/>You don't need to read input or print anything. Your task is to complete the function</text:span><text:span text:style-name="Strong_20_Emphasis"><text:span text:style-name="T8"> </text:span></text:span><text:span text:style-name="Strong_20_Emphasis"><text:span text:style-name="T9">factorial() </text:span></text:span><text:span text:style-name="T8">that takes</text:span><text:span text:style-name="Strong_20_Emphasis"><text:span text:style-name="T8"> </text:span></text:span><text:span text:style-name="Strong_20_Emphasis"><text:span text:style-name="T9">N</text:span></text:span><text:span text:style-name="T8"> as parameter and </text:span><text:span text:style-name="Strong_20_Emphasis"><text:span text:style-name="T9">returns</text:span></text:span><text:span text:style-name="T8"> factorial of </text:span><text:span text:style-name="Strong_20_Emphasis"><text:span text:style-name="T9">N</text:span></text:span><text:span text:style-name="T8">.</text:span></text:p>
      <text:p text:style-name="P7"><text:span text:style-name="Strong_20_Emphasis"><text:span text:style-name="T9">Expected Time Complexity</text:span></text:span><text:span text:style-name="T8"> : O(N)<text:line-break/></text:span><text:span text:style-name="Strong_20_Emphasis"><text:span text:style-name="T9">Expected Auxilliary Space</text:span></text:span><text:span text:style-name="T8"> : O(1)</text:span></text:p>
      <text:p text:style-name="P7"><text:span text:style-name="Strong_20_Emphasis"><text:span text:style-name="T9">Constraints:</text:span></text:span><text:span text:style-name="T8"><text:line-break/>0 &lt;= N &lt;= 18</text:span></text:p>
      <text:p text:style-name="P6"/>
      <text:p text:style-name="P13"><text:line-break/></text:p>
      <text:p text:style-name="P7"><text:span text:style-name="Strong_20_Emphasis"><text:span text:style-name="T5">class Solution{</text:span></text:span></text:p>
      <text:p text:style-name="P7"><text:span text:style-name="Strong_20_Emphasis"><text:span text:style-name="T5"><text:s text:c="4"/>public:</text:span></text:span></text:p>
      <text:p text:style-name="P7"><text:span text:style-name="Strong_20_Emphasis"><text:span text:style-name="T5"><text:s text:c="8"/>// Complete this function</text:span></text:span></text:p>
      <text:p text:style-name="P7"><text:span text:style-name="Strong_20_Emphasis"><text:span text:style-name="T5"><text:s text:c="4"/>long long factorial(int N) {</text:span></text:span></text:p>
      <text:p text:style-name="P7"><text:soft-page-break/><text:span text:style-name="Strong_20_Emphasis"><text:span text:style-name="T5"><text:s text:c="8"/>// Your code here</text:span></text:span></text:p>
      <text:p text:style-name="P7"><text:span text:style-name="Strong_20_Emphasis"><text:span text:style-name="T5"><text:s text:c="4"/>}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>};</text:span></text:span></text:p>
      <text:p text:style-name="P7"><text:span text:style-name="Strong_20_Emphasis"><text:span text:style-name="T5"/></text:span></text:p>
      <text:p text:style-name="P3"><text:span text:style-name="Strong_20_Emphasis"><text:span text:style-name="T15">#include</text:span></text:span><text:span text:style-name="Strong_20_Emphasis"><text:span text:style-name="T23"> </text:span></text:span><text:span text:style-name="Strong_20_Emphasis"><text:span text:style-name="T16">&lt;iostream&gt;</text:span></text:span></text:p>
      <text:p text:style-name="P19"/>
      <text:p text:style-name="P18"><text:span text:style-name="T24">using</text:span> <text:span text:style-name="T26">namespace</text:span> <text:span text:style-name="T27">std</text:span>;</text:p>
      <text:p text:style-name="P25"/>
      <text:p text:style-name="P18"><text:span text:style-name="T26">long</text:span> <text:span text:style-name="T26">long</text:span> <text:span text:style-name="T28">factorial</text:span>(<text:span text:style-name="T26">int</text:span> <text:span text:style-name="T29">N</text:span>)</text:p>
      <text:p text:style-name="P18">{</text:p>
      <text:p text:style-name="P18"><text:span text:style-name="T26">long</text:span> <text:span text:style-name="T26">long</text:span> <text:span text:style-name="T29">result</text:span>=<text:span text:style-name="T30">1</text:span>;</text:p>
      <text:p text:style-name="P18"><text:span text:style-name="T24">for</text:span>(<text:span text:style-name="T26">int</text:span> <text:span text:style-name="T29">i</text:span> = <text:span text:style-name="T30">1</text:span>; <text:span text:style-name="T29">i</text:span> &lt;= <text:span text:style-name="T29">N</text:span>; <text:span text:style-name="T29">i</text:span>++)</text:p>
      <text:p text:style-name="P18">{</text:p>
      <text:p text:style-name="P18"><text:span text:style-name="T29">result</text:span> = <text:span text:style-name="T29">result</text:span> * <text:span text:style-name="T29">i</text:span>;</text:p>
      <text:p text:style-name="P18">}</text:p>
      <text:p text:style-name="P18"><text:span text:style-name="T24">return</text:span> <text:span text:style-name="T29">result</text:span>;</text:p>
      <text:p text:style-name="P18">} </text:p>
      <text:p text:style-name="P18"><text:span text:style-name="T26">int</text:span> <text:span text:style-name="T28">main</text:span>()</text:p>
      <text:p text:style-name="P18">{</text:p>
      <text:p text:style-name="P18"><text:span text:style-name="T26">int</text:span> <text:span text:style-name="T29">num</text:span>;</text:p>
      <text:p text:style-name="P18"><text:span text:style-name="T29">cout</text:span><text:span text:style-name="T28">&lt;&lt;</text:span><text:span text:style-name="T25">"</text:span><text:span text:style-name="T31">\n</text:span><text:span text:style-name="T25">Enter the number: "</text:span>; <text:span text:style-name="T29">cin</text:span> <text:span text:style-name="T28">&gt;&gt;</text:span><text:span text:style-name="T29">num</text:span>;</text:p>
      <text:p text:style-name="P18"><text:span text:style-name="T29">cout</text:span><text:span text:style-name="T28">&lt;&lt;</text:span><text:span text:style-name="T25">"Factorial: "</text:span><text:span text:style-name="T28">&lt;&lt;</text:span> <text:span text:style-name="T28">factorial</text:span>(<text:span text:style-name="T29">num</text:span>)<text:span text:style-name="T28">&lt;&lt;endl</text:span>;</text:p>
      <text:p text:style-name="P18">}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oft-page-break/><text:span text:style-name="Strong_20_Emphasis"><text:span text:style-name="T5"/></text:span></text:p>
      <text:p text:style-name="P3"><text:span text:style-name="Strong_20_Emphasis"><text:span text:style-name="T12">5. Digits In Factorial </text:span></text:span><text:bookmark text:name="bookmarkIcon5"/><text:bookmark text:name="reportIssueBtn5"/></text:p>
      <text:p text:style-name="P16"><text:span text:style-name="Strong_20_Emphasis"><text:span text:style-name="T13">Easy </text:span></text:span><text:span text:style-name="T14">Accuracy:</text:span><text:span text:style-name="T6"> </text:span><text:span text:style-name="T7">48.64% </text:span><text:span text:style-name="T14">Submissions:</text:span><text:span text:style-name="T6"> </text:span><text:span text:style-name="T7">74177 </text:span><text:span text:style-name="T14">Points:</text:span><text:span text:style-name="T6"> </text:span><text:span text:style-name="T7">2</text:span></text:p>
      <text:p text:style-name="P1"/>
      <text:p text:style-name="P7"><text:span text:style-name="T8">Given an integer </text:span><text:span text:style-name="Strong_20_Emphasis"><text:span text:style-name="T9">N</text:span></text:span><text:span text:style-name="T8">. Find the number of digits that appear in its factorial. <text:line-break/>Factorial is defined as, factorial(n) = 1*2*3*4……..*N and factorial(0) = 1.<text:line-break/> </text:span></text:p>
      <text:p text:style-name="P7"><text:span text:style-name="Strong_20_Emphasis"><text:span text:style-name="T9">Example 1:</text:span></text:span></text:p>
      <text:p text:style-name="P2"><text:span text:style-name="Strong_20_Emphasis"><text:span text:style-name="T10">Input: </text:span></text:span><text:span text:style-name="T11">N = 5</text:span></text:p>
      <text:p text:style-name="P15"><text:span text:style-name="Strong_20_Emphasis"><text:span text:style-name="T10">Output: </text:span></text:span><text:span text:style-name="T11">3</text:span></text:p>
      <text:p text:style-name="P15"><text:span text:style-name="Strong_20_Emphasis"><text:span text:style-name="T10">Explanation: </text:span></text:span><text:span text:style-name="T11">Factorial of 5 is 120.</text:span></text:p>
      <text:p text:style-name="P14">Number of digits in 120 is 3 (1, 2, and 0)</text:p>
      <text:p text:style-name="P5"> </text:p>
      <text:p text:style-name="P7"><text:span text:style-name="Strong_20_Emphasis"><text:span text:style-name="T9">Example 2:</text:span></text:span></text:p>
      <text:p text:style-name="P2"><text:span text:style-name="Strong_20_Emphasis"><text:span text:style-name="T10">Input: </text:span></text:span><text:span text:style-name="T11">N = 120</text:span></text:p>
      <text:p text:style-name="P15"><text:span text:style-name="Strong_20_Emphasis"><text:span text:style-name="T10">Output: </text:span></text:span><text:span text:style-name="T11">199</text:span></text:p>
      <text:p text:style-name="P15"><text:span text:style-name="Strong_20_Emphasis"><text:span text:style-name="T10">Explanation: </text:span></text:span><text:span text:style-name="T11">The number of digits in</text:span></text:p>
      <text:p text:style-name="P14">120! is 199</text:p>
      <text:p text:style-name="P7"><text:span text:style-name="T8"><text:line-break/></text:span><text:span text:style-name="Strong_20_Emphasis"><text:span text:style-name="T9">Your Task:</text:span></text:span><text:span text:style-name="T8"><text:line-break/>You don't need to read input or print anything. Your task is to complete the function</text:span><text:span text:style-name="Strong_20_Emphasis"><text:span text:style-name="T8"> </text:span></text:span><text:span text:style-name="Strong_20_Emphasis"><text:span text:style-name="T9">digitsInFactorial() </text:span></text:span><text:span text:style-name="T8">that takes </text:span><text:span text:style-name="Strong_20_Emphasis"><text:span text:style-name="T9">N</text:span></text:span><text:span text:style-name="T8"> as input parameter and returns </text:span><text:span text:style-name="Strong_20_Emphasis"><text:span text:style-name="T9">number of digits </text:span></text:span><text:span text:style-name="T8">in factorial of </text:span><text:span text:style-name="Strong_20_Emphasis"><text:span text:style-name="T9">N</text:span></text:span><text:span text:style-name="T8">.</text:span></text:p>
      <text:p text:style-name="P7"><text:span text:style-name="T8"><text:line-break/></text:span><text:span text:style-name="Strong_20_Emphasis"><text:span text:style-name="T9">Expected Time Complexity</text:span></text:span><text:span text:style-name="T8"> : O(N)<text:line-break/></text:span><text:span text:style-name="Strong_20_Emphasis"><text:span text:style-name="T9">Expected Auxilliary Space</text:span></text:span><text:span text:style-name="T8"> : O(1)</text:span></text:p>
      <text:p text:style-name="P7"><text:span text:style-name="T8"><text:line-break/></text:span><text:span text:style-name="Strong_20_Emphasis"><text:span text:style-name="T9">Constraints:</text:span></text:span><text:span text:style-name="T8"><text:line-break/>1 ≤ N ≤ 105</text:span></text:p>
      <text:p text:style-name="P7"><text:span text:style-name="Strong_20_Emphasis"><text:span text:style-name="T5"/></text:span></text:p>
      <text:p text:style-name="P7"><text:span text:style-name="Strong_20_Emphasis"><text:span text:style-name="T5">class Solution{</text:span></text:span></text:p>
      <text:p text:style-name="P7"><text:span text:style-name="Strong_20_Emphasis"><text:span text:style-name="T5"><text:s text:c="4"/>public:</text:span></text:span></text:p>
      <text:p text:style-name="P7"><text:span text:style-name="Strong_20_Emphasis"><text:span text:style-name="T5"><text:s text:c="4"/>int digitsInFactorial(int N)</text:span></text:span></text:p>
      <text:p text:style-name="P7"><text:span text:style-name="Strong_20_Emphasis"><text:span text:style-name="T5"><text:s text:c="4"/>{</text:span></text:span></text:p>
      <text:p text:style-name="P7"><text:span text:style-name="Strong_20_Emphasis"><text:span text:style-name="T5"><text:s text:c="4"/>}</text:span></text:span></text:p>
      <text:p text:style-name="P7"><text:span text:style-name="Strong_20_Emphasis"><text:span text:style-name="T5">};</text:span></text:span></text:p>
      <text:p text:style-name="P7"><text:soft-page-break/><text:span text:style-name="Strong_20_Emphasis"><text:span text:style-name="T5"/></text:span></text:p>
      <text:p text:style-name="P3"><text:span text:style-name="Strong_20_Emphasis"><text:span text:style-name="T21">// digitsInFactorial</text:span></text:span></text:p>
      <text:p text:style-name="P19"/>
      <text:p text:style-name="P18"><text:span text:style-name="T24">#include</text:span><text:span text:style-name="T26"> </text:span><text:span text:style-name="T25">&lt;iostream&gt;</text:span></text:p>
      <text:p text:style-name="P18"><text:span text:style-name="T24">#include</text:span><text:span text:style-name="T26"> </text:span><text:span text:style-name="T25">&lt;math.h&gt;</text:span></text:p>
      <text:p text:style-name="P19"/>
      <text:p text:style-name="P18"><text:span text:style-name="T24">using</text:span> <text:span text:style-name="T26">namespace</text:span> <text:span text:style-name="T27">std</text:span>;</text:p>
      <text:p text:style-name="P18"><text:span text:style-name="T26">int</text:span> <text:span text:style-name="T28">digitsInFactorial</text:span>(<text:span text:style-name="T26">int</text:span> <text:span text:style-name="T29">n</text:span>)</text:p>
      <text:p text:style-name="P18">{</text:p>
      <text:p text:style-name="P18"><text:span text:style-name="T24">if</text:span> (<text:span text:style-name="T29">n</text:span> &lt; <text:span text:style-name="T30">0</text:span>)</text:p>
      <text:p text:style-name="P18"><text:span text:style-name="T24">return</text:span> <text:span text:style-name="T30">0</text:span>;</text:p>
      <text:p text:style-name="P19"/>
      <text:p text:style-name="P18"><text:span text:style-name="T24">if</text:span> (<text:span text:style-name="T29">n</text:span> &lt;= <text:span text:style-name="T30">1</text:span>)</text:p>
      <text:p text:style-name="P18"><text:span text:style-name="T24">return</text:span> <text:span text:style-name="T30">1</text:span>;</text:p>
      <text:p text:style-name="P19"/>
      <text:p text:style-name="P18"><text:span text:style-name="T26">double</text:span> <text:span text:style-name="T29">digits</text:span> = <text:span text:style-name="T30">0</text:span>;</text:p>
      <text:p text:style-name="P18"><text:span text:style-name="T24">for</text:span> (<text:span text:style-name="T26">int</text:span> <text:span text:style-name="T29">i</text:span> = <text:span text:style-name="T30">2</text:span>; <text:span text:style-name="T29">i</text:span> &lt;= <text:span text:style-name="T29">n</text:span>; <text:span text:style-name="T29">i</text:span>++)</text:p>
      <text:p text:style-name="P18"><text:span text:style-name="T29">digits</text:span> += <text:span text:style-name="T28">log10</text:span>(<text:span text:style-name="T29">i</text:span>);</text:p>
      <text:p text:style-name="P19"/>
      <text:p text:style-name="P18"><text:span text:style-name="T24">return</text:span> <text:span text:style-name="T28">floor</text:span>(<text:span text:style-name="T29">digits</text:span>) + <text:span text:style-name="T30">1</text:span>;</text:p>
      <text:p text:style-name="P18">}</text:p>
      <text:p text:style-name="P18"><text:span text:style-name="T26">int</text:span> <text:span text:style-name="T28">main</text:span>()</text:p>
      <text:p text:style-name="P18">{</text:p>
      <text:p text:style-name="P18"><text:span text:style-name="T26">int</text:span> <text:span text:style-name="T29">num</text:span>;</text:p>
      <text:p text:style-name="P18"><text:span text:style-name="T29">cout</text:span> <text:span text:style-name="T28">&lt;&lt;</text:span> <text:span text:style-name="T25">"</text:span><text:span text:style-name="T31">\n</text:span><text:span text:style-name="T25">Enter the value: "</text:span>;</text:p>
      <text:p text:style-name="P18"><text:span text:style-name="T29">cin</text:span> <text:span text:style-name="T28">&gt;&gt;</text:span> <text:span text:style-name="T29">num</text:span>;</text:p>
      <text:p text:style-name="P18"><text:span text:style-name="T29">cout</text:span> <text:span text:style-name="T28">&lt;&lt;</text:span> <text:span text:style-name="T25">"Digit: "</text:span> <text:span text:style-name="T28">&lt;&lt;</text:span> <text:span text:style-name="T28">digitsInFactorial</text:span>(<text:span text:style-name="T29">num</text:span>)<text:span text:style-name="T28">&lt;&lt;endl</text:span>;</text:p>
      <text:p text:style-name="P18">}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oft-page-break/><text:span text:style-name="Strong_20_Emphasis"><text:span text:style-name="T5"/></text:span></text:p>
      <text:p text:style-name="P3"><text:span text:style-name="Strong_20_Emphasis"><text:span text:style-name="T12">6. GP Term </text:span></text:span><text:bookmark text:name="bookmarkIcon6"/><text:bookmark text:name="reportIssueBtn6"/></text:p>
      <text:p text:style-name="P16"><text:span text:style-name="Strong_20_Emphasis"><text:span text:style-name="T13">Easy </text:span></text:span><text:span text:style-name="T14">Accuracy:</text:span><text:span text:style-name="T6"> </text:span><text:span text:style-name="T7">44.39% </text:span><text:span text:style-name="T14">Submissions:</text:span><text:span text:style-name="T6"> </text:span><text:span text:style-name="T7">89757 </text:span><text:span text:style-name="T14">Points:</text:span><text:span text:style-name="T6"> </text:span><text:span text:style-name="T7">2</text:span></text:p>
      <text:p text:style-name="P1"/>
      <text:p text:style-name="P7"><text:span text:style-name="T8">Given the first 2 terms </text:span><text:span text:style-name="Strong_20_Emphasis"><text:span text:style-name="T9">A and B </text:span></text:span><text:span text:style-name="T8">of a Geometric Series. The task is to find the</text:span><text:span text:style-name="Strong_20_Emphasis"><text:span text:style-name="T8"> </text:span></text:span><text:span text:style-name="Strong_20_Emphasis"><text:span text:style-name="T9">Nth term </text:span></text:span><text:span text:style-name="T8">of the series.</text:span></text:p>
      <text:p text:style-name="P7"><text:span text:style-name="Strong_20_Emphasis"><text:span text:style-name="T9">Example 1:</text:span></text:span></text:p>
      <text:p text:style-name="P2"><text:span text:style-name="Strong_20_Emphasis"><text:span text:style-name="T10">Input:</text:span></text:span></text:p>
      <text:p text:style-name="P14">A = 2 </text:p>
      <text:p text:style-name="P14">B = 3</text:p>
      <text:p text:style-name="P14">N = 1</text:p>
      <text:p text:style-name="P15"><text:span text:style-name="Strong_20_Emphasis"><text:span text:style-name="T10">Output: </text:span></text:span><text:span text:style-name="T11">2</text:span></text:p>
      <text:p text:style-name="P15"><text:span text:style-name="Strong_20_Emphasis"><text:span text:style-name="T10">Explanation: </text:span></text:span><text:span text:style-name="T11">The first term is already</text:span></text:p>
      <text:p text:style-name="P14">given in the input as 2</text:p>
      <text:p text:style-name="P7"><text:span text:style-name="Strong_20_Emphasis"><text:span text:style-name="T9">Example 2:</text:span></text:span></text:p>
      <text:p text:style-name="P2"><text:span text:style-name="Strong_20_Emphasis"><text:span text:style-name="T10">Input:</text:span></text:span></text:p>
      <text:p text:style-name="P14">A = 1</text:p>
      <text:p text:style-name="P14">B = 2</text:p>
      <text:p text:style-name="P14">N = 2</text:p>
      <text:p text:style-name="P15"><text:span text:style-name="Strong_20_Emphasis"><text:span text:style-name="T10">Output: </text:span></text:span><text:span text:style-name="T11">2</text:span></text:p>
      <text:p text:style-name="P15"><text:span text:style-name="Strong_20_Emphasis"><text:span text:style-name="T10">Explanation: </text:span></text:span><text:span text:style-name="T11">Common ratio = 2,</text:span></text:p>
      <text:p text:style-name="P14">Hence second term is 2.</text:p>
      <text:p text:style-name="P7"><text:span text:style-name="Strong_20_Emphasis"><text:span text:style-name="T9">Your Task:</text:span></text:span><text:span text:style-name="T8"><text:line-break/>You don't need to read input or print anything. Your task is to complete the function </text:span><text:span text:style-name="Strong_20_Emphasis"><text:span text:style-name="T9">termOfGP() </text:span></text:span><text:span text:style-name="T8">that takes </text:span><text:span text:style-name="Strong_20_Emphasis"><text:span text:style-name="T9">A, B and N</text:span></text:span><text:span text:style-name="T8"> as parameter</text:span><text:span text:style-name="Strong_20_Emphasis"><text:span text:style-name="T8"> </text:span></text:span><text:span text:style-name="T8">and returns</text:span><text:span text:style-name="Strong_20_Emphasis"><text:span text:style-name="T8"> </text:span></text:span><text:span text:style-name="Strong_20_Emphasis"><text:span text:style-name="Emphasis"><text:span text:style-name="T9">Nth</text:span></text:span></text:span><text:span text:style-name="Strong_20_Emphasis"><text:span text:style-name="T9"> </text:span></text:span><text:span text:style-name="T8">term of </text:span><text:span text:style-name="Strong_20_Emphasis"><text:span text:style-name="T9">GP</text:span></text:span><text:span text:style-name="T8">. The </text:span><text:span text:style-name="Strong_20_Emphasis"><text:span text:style-name="T9">return value </text:span></text:span><text:span text:style-name="T8">should be </text:span><text:span text:style-name="Strong_20_Emphasis"><text:span text:style-name="T9">double </text:span></text:span><text:span text:style-name="T8">that would be </text:span><text:span text:style-name="Strong_20_Emphasis"><text:span text:style-name="T9">automatically </text:span></text:span><text:span text:style-name="T8">converted to </text:span><text:span text:style-name="Strong_20_Emphasis"><text:span text:style-name="T9">floor </text:span></text:span><text:span text:style-name="T8">by the </text:span><text:span text:style-name="Strong_20_Emphasis"><text:span text:style-name="T9">driver code</text:span></text:span><text:span text:style-name="T8">.</text:span></text:p>
      <text:p text:style-name="P7"><text:span text:style-name="Strong_20_Emphasis"><text:span text:style-name="T9">Expected Time Complexity</text:span></text:span><text:span text:style-name="T8"> : O(logN)<text:line-break/></text:span><text:span text:style-name="Strong_20_Emphasis"><text:span text:style-name="T9">Expected Auxilliary Space </text:span></text:span><text:span text:style-name="T8">: O(1)</text:span></text:p>
      <text:p text:style-name="P7"><text:span text:style-name="Strong_20_Emphasis"><text:span text:style-name="T9">Constraints:</text:span></text:span><text:span text:style-name="T8"><text:line-break/>-100 &lt;= A &lt;= 100<text:line-break/>-100 &lt;= B &lt;= 100<text:line-break/>1 &lt;= N &lt;= 5</text:span></text:p>
      <text:p text:style-name="P7"><text:span text:style-name="Strong_20_Emphasis"><text:span text:style-name="T5">class Solution{</text:span></text:span></text:p>
      <text:p text:style-name="P7"><text:span text:style-name="Strong_20_Emphasis"><text:span text:style-name="T5"><text:s text:c="4"/>public:</text:span></text:span></text:p>
      <text:p text:style-name="P7"><text:soft-page-break/><text:span text:style-name="Strong_20_Emphasis"><text:span text:style-name="T5"><text:s text:c="8"/>//Complete this function</text:span></text:span></text:p>
      <text:p text:style-name="P7"><text:span text:style-name="Strong_20_Emphasis"><text:span text:style-name="T5"><text:s text:c="4"/>double termOfGP(int A,int B,int N)</text:span></text:span></text:p>
      <text:p text:style-name="P7"><text:span text:style-name="Strong_20_Emphasis"><text:span text:style-name="T5"><text:s text:c="4"/>{</text:span></text:span></text:p>
      <text:p text:style-name="P7"><text:span text:style-name="Strong_20_Emphasis"><text:span text:style-name="T5"><text:s text:c="8"/>//Your code here</text:span></text:span></text:p>
      <text:p text:style-name="P7"><text:span text:style-name="Strong_20_Emphasis"><text:span text:style-name="T5"><text:s text:c="4"/>}</text:span></text:span></text:p>
      <text:p text:style-name="P7"><text:span text:style-name="Strong_20_Emphasis"><text:span text:style-name="T5">};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oft-page-break/><text:span text:style-name="Strong_20_Emphasis"><text:span text:style-name="T5"/></text:span></text:p>
      <text:p text:style-name="P3"><text:span text:style-name="Strong_20_Emphasis"><text:span text:style-name="T12">7. Primality Test </text:span></text:span><text:bookmark text:name="bookmarkIcon7"/><text:bookmark text:name="reportIssueBtn7"/></text:p>
      <text:p text:style-name="P16"><text:span text:style-name="Strong_20_Emphasis"><text:span text:style-name="T13">Easy </text:span></text:span><text:span text:style-name="T14">Accuracy:</text:span><text:span text:style-name="T6"> </text:span><text:span text:style-name="T7">49.98% </text:span><text:span text:style-name="T14">Submissions:</text:span><text:span text:style-name="T6"> </text:span><text:span text:style-name="T7">55344 </text:span><text:span text:style-name="T14">Points:</text:span><text:span text:style-name="T6"> </text:span><text:span text:style-name="T7">2</text:span></text:p>
      <text:p text:style-name="P1"/>
      <text:p text:style-name="P7"><text:span text:style-name="T8">A prime number is a number which is only</text:span><text:span text:style-name="Strong_20_Emphasis"><text:span text:style-name="T8"> </text:span></text:span><text:span text:style-name="Strong_20_Emphasis"><text:span text:style-name="T9">divisible by 1 and itself.</text:span></text:span><text:span text:style-name="T8"><text:line-break/>Given number </text:span><text:span text:style-name="Strong_20_Emphasis"><text:span text:style-name="T9">N</text:span></text:span><text:span text:style-name="T8"> check if it is prime or not.</text:span></text:p>
      <text:p text:style-name="P5"> </text:p>
      <text:p text:style-name="P7"><text:span text:style-name="Strong_20_Emphasis"><text:span text:style-name="T9">Example 1:</text:span></text:span></text:p>
      <text:p text:style-name="P2"><text:span text:style-name="Strong_20_Emphasis"><text:span text:style-name="T10">Input:</text:span></text:span></text:p>
      <text:p text:style-name="P14">N = 5</text:p>
      <text:p text:style-name="P15"><text:span text:style-name="Strong_20_Emphasis"><text:span text:style-name="T10">Output: </text:span></text:span><text:span text:style-name="T11">Yes</text:span></text:p>
      <text:p text:style-name="P15"><text:span text:style-name="Strong_20_Emphasis"><text:span text:style-name="T10">Explanation: </text:span></text:span><text:span text:style-name="T11">5 is only divisible by 1 </text:span></text:p>
      <text:p text:style-name="P14">and itself. So, 5 is a prime number.</text:p>
      <text:p text:style-name="P5"> </text:p>
      <text:p text:style-name="P7"><text:span text:style-name="Strong_20_Emphasis"><text:span text:style-name="T9">Example 2:</text:span></text:span></text:p>
      <text:p text:style-name="P2"><text:span text:style-name="Strong_20_Emphasis"><text:span text:style-name="T10">Input:</text:span></text:span></text:p>
      <text:p text:style-name="P14">N = 4</text:p>
      <text:p text:style-name="P15"><text:span text:style-name="Strong_20_Emphasis"><text:span text:style-name="T10">Output: </text:span></text:span><text:span text:style-name="T11">No</text:span></text:p>
      <text:p text:style-name="P15"><text:span text:style-name="Strong_20_Emphasis"><text:span text:style-name="T10">Explanation: </text:span></text:span><text:span text:style-name="T11">4 is divisible by 2. </text:span></text:p>
      <text:p text:style-name="P14">So, 4 is not a prime number.</text:p>
      <text:p text:style-name="P5"> </text:p>
      <text:p text:style-name="P7"><text:span text:style-name="Strong_20_Emphasis"><text:span text:style-name="T9">Your Task:</text:span></text:span><text:span text:style-name="T8"><text:line-break/>You don't need to read input or print anything. Your task is to complete the function </text:span><text:span text:style-name="Strong_20_Emphasis"><text:span text:style-name="T9">isPrime() </text:span></text:span><text:span text:style-name="T8">that takes </text:span><text:span text:style-name="Strong_20_Emphasis"><text:span text:style-name="T9">N</text:span></text:span><text:span text:style-name="T8"> as input parameter</text:span><text:span text:style-name="Strong_20_Emphasis"><text:span text:style-name="T8"> </text:span></text:span><text:span text:style-name="T8">and returns </text:span><text:span text:style-name="Strong_20_Emphasis"><text:span text:style-name="T9">True </text:span></text:span><text:span text:style-name="T8">if </text:span><text:span text:style-name="Strong_20_Emphasis"><text:span text:style-name="T9">N</text:span></text:span><text:span text:style-name="T8"> is prime else returns F</text:span><text:span text:style-name="Strong_20_Emphasis"><text:span text:style-name="T9">alse</text:span></text:span><text:span text:style-name="T8">.</text:span></text:p>
      <text:p text:style-name="P7"><text:span text:style-name="Strong_20_Emphasis"><text:span text:style-name="T9">Expected Time Complexity</text:span></text:span><text:span text:style-name="T8"> : O(N1/2)<text:line-break/></text:span><text:span text:style-name="Strong_20_Emphasis"><text:span text:style-name="T9">Expected Auxilliary Space </text:span></text:span><text:span text:style-name="T8">:  O(1)</text:span></text:p>
      <text:p text:style-name="P7"><text:span text:style-name="Strong_20_Emphasis"><text:span text:style-name="T9">Constraints:</text:span></text:span><text:span text:style-name="T8"><text:line-break/>1 &lt;= N &lt;= 109</text:span></text:p>
      <text:p text:style-name="P6">class Solution{</text:p>
      <text:p text:style-name="P6"><text:s text:c="4"/>public:</text:p>
      <text:p text:style-name="P6"><text:s text:c="8"/>bool isPrime(int N)</text:p>
      <text:p text:style-name="P6"><text:s text:c="4"/>{</text:p>
      <text:p text:style-name="P6"><text:s text:c="4"/>}</text:p>
      <text:p text:style-name="P6"/>
      <text:p text:style-name="P6"><text:soft-page-break/>};</text:p>
      <text:p text:style-name="P6"/>
      <text:p text:style-name="P24"><text:span text:style-name="T24">#include</text:span><text:span text:style-name="T26"> </text:span><text:span text:style-name="T25">&lt;iostream&gt;</text:span></text:p>
      <text:p text:style-name="P19"/>
      <text:p text:style-name="P18"><text:span text:style-name="T24">using</text:span> <text:span text:style-name="T26">namespace</text:span> <text:span text:style-name="T27">std</text:span>;</text:p>
      <text:p text:style-name="P19"/>
      <text:p text:style-name="P18"><text:span text:style-name="T26">bool</text:span> <text:span text:style-name="T28">isPrime</text:span>(<text:span text:style-name="T26">int</text:span> <text:span text:style-name="T29">N</text:span>)</text:p>
      <text:p text:style-name="P18">{</text:p>
      <text:p text:style-name="P18"><text:span text:style-name="T24">for</text:span> (<text:span text:style-name="T26">int</text:span> <text:span text:style-name="T29">i</text:span> = <text:span text:style-name="T30">2</text:span>; <text:span text:style-name="T29">i</text:span> &lt; <text:span text:style-name="T29">N</text:span>; <text:span text:style-name="T29">i</text:span>++)</text:p>
      <text:p text:style-name="P18">{</text:p>
      <text:p text:style-name="P18"><text:span text:style-name="T24">if</text:span> (<text:span text:style-name="T29">N</text:span> % <text:span text:style-name="T29">i</text:span>==<text:span text:style-name="T30">0</text:span>)</text:p>
      <text:p text:style-name="P18">{</text:p>
      <text:p text:style-name="P18"><text:span text:style-name="T29">cout</text:span> <text:span text:style-name="T28">&lt;&lt;</text:span> <text:span text:style-name="T29">N</text:span> <text:span text:style-name="T28">&lt;&lt;</text:span> <text:span text:style-name="T25">" is Disible by "</text:span> <text:span text:style-name="T28">&lt;&lt;</text:span> <text:span text:style-name="T29">i</text:span><text:span text:style-name="T28">&lt;&lt;endl</text:span>;</text:p>
      <text:p text:style-name="P18"><text:span text:style-name="T24">return</text:span> <text:span text:style-name="T26">false</text:span>;</text:p>
      <text:p text:style-name="P18">}</text:p>
      <text:p text:style-name="P18">}</text:p>
      <text:p text:style-name="P18"><text:span text:style-name="T24">return</text:span> <text:span text:style-name="T26">true</text:span>;</text:p>
      <text:p text:style-name="P18">}</text:p>
      <text:p text:style-name="P19"/>
      <text:p text:style-name="P18"><text:span text:style-name="T26">int</text:span> <text:span text:style-name="T28">main</text:span>()</text:p>
      <text:p text:style-name="P18">{</text:p>
      <text:p text:style-name="P18"><text:span text:style-name="T26">int</text:span> <text:span text:style-name="T29">num</text:span>;</text:p>
      <text:p text:style-name="P18"><text:span text:style-name="T29">cout</text:span> <text:span text:style-name="T28">&lt;&lt;</text:span> <text:span text:style-name="T25">"</text:span><text:span text:style-name="T31">\n</text:span><text:span text:style-name="T25">Enter a number: "</text:span>;</text:p>
      <text:p text:style-name="P18"><text:span text:style-name="T29">cin</text:span> <text:span text:style-name="T28">&gt;&gt;</text:span> <text:span text:style-name="T29">num</text:span>;</text:p>
      <text:p text:style-name="P18"><text:span text:style-name="T29">cout</text:span><text:span text:style-name="T28">&lt;&lt;endl</text:span>;</text:p>
      <text:p text:style-name="P18"><text:span text:style-name="T29">cout</text:span> <text:span text:style-name="T28">&lt;&lt;</text:span> <text:span text:style-name="T28">isPrime</text:span>(<text:span text:style-name="T29">num</text:span>)<text:span text:style-name="T28">&lt;&lt;endl</text:span>;</text:p>
      <text:p text:style-name="P18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Strong_20_Emphasis"><text:span text:style-name="T12">8. Exactly 3 Divisors </text:span></text:span><text:bookmark text:name="bookmarkIcon8"/><text:bookmark text:name="reportIssueBtn8"/></text:p>
      <text:p text:style-name="P16"><text:span text:style-name="Strong_20_Emphasis"><text:span text:style-name="T13">Easy </text:span></text:span><text:span text:style-name="T14">Accuracy:</text:span><text:span text:style-name="T6"> </text:span><text:span text:style-name="T7">44.86% </text:span><text:span text:style-name="T14">Submissions:</text:span><text:span text:style-name="T6"> </text:span><text:span text:style-name="T7">72614 </text:span><text:span text:style-name="T14">Points:</text:span><text:span text:style-name="T6"> </text:span><text:span text:style-name="T7">2</text:span></text:p>
      <text:p text:style-name="P1"/>
      <text:p text:style-name="P7"><text:span text:style-name="T8">Given a positive integer value</text:span><text:span text:style-name="Strong_20_Emphasis"><text:span text:style-name="T8"> </text:span></text:span><text:span text:style-name="Strong_20_Emphasis"><text:span text:style-name="T9">N</text:span></text:span><text:span text:style-name="T8">. The task is to find how many numbers</text:span><text:span text:style-name="Strong_20_Emphasis"><text:span text:style-name="T8"> </text:span></text:span><text:span text:style-name="Strong_20_Emphasis"><text:span text:style-name="T9">less than or equal to N </text:span></text:span><text:span text:style-name="T8">have numbers of divisors exactly equal to </text:span><text:span text:style-name="Strong_20_Emphasis"><text:span text:style-name="T9">3</text:span></text:span><text:span text:style-name="T8">.</text:span></text:p>
      <text:p text:style-name="P5"> </text:p>
      <text:p text:style-name="P7"><text:span text:style-name="Strong_20_Emphasis"><text:span text:style-name="T9">Example 1:</text:span></text:span></text:p>
      <text:p text:style-name="P2"><text:span text:style-name="Strong_20_Emphasis"><text:span text:style-name="T10">Input:</text:span></text:span></text:p>
      <text:p text:style-name="P14">N = 6</text:p>
      <text:p text:style-name="P15"><text:span text:style-name="Strong_20_Emphasis"><text:span text:style-name="T10">Output: </text:span></text:span><text:span text:style-name="T11">1</text:span></text:p>
      <text:p text:style-name="P15"><text:span text:style-name="Strong_20_Emphasis"><text:span text:style-name="T10">Explanation: </text:span></text:span><text:span text:style-name="T11">The only number less than 6 with </text:span></text:p>
      <text:p text:style-name="P14">3 divisors is 4.</text:p>
      <text:p text:style-name="P7"><text:span text:style-name="Strong_20_Emphasis"><text:span text:style-name="T9">Example 2:</text:span></text:span></text:p>
      <text:p text:style-name="P2"><text:span text:style-name="Strong_20_Emphasis"><text:span text:style-name="T10">Input:</text:span></text:span></text:p>
      <text:p text:style-name="P14">N = 10</text:p>
      <text:p text:style-name="P15"><text:span text:style-name="Strong_20_Emphasis"><text:span text:style-name="T10">Output: </text:span></text:span><text:span text:style-name="T11">2</text:span></text:p>
      <text:p text:style-name="P15"><text:span text:style-name="Strong_20_Emphasis"><text:span text:style-name="T10">Explanation: </text:span></text:span><text:span text:style-name="T11">4 and 9 have 3 divisors.</text:span></text:p>
      <text:p text:style-name="P5"> </text:p>
      <text:p text:style-name="P7"><text:span text:style-name="Strong_20_Emphasis"><text:span text:style-name="T9">Your Task:</text:span></text:span><text:span text:style-name="T8"><text:line-break/>You don't need to read input or print anything. Your task is to complete the function</text:span><text:span text:style-name="Strong_20_Emphasis"><text:span text:style-name="T8"> </text:span></text:span><text:span text:style-name="Strong_20_Emphasis"><text:span text:style-name="T9">exactly3Divisors() </text:span></text:span><text:span text:style-name="T8">that takes </text:span><text:span text:style-name="Strong_20_Emphasis"><text:span text:style-name="T9">N </text:span></text:span><text:span text:style-name="T8">as input parameter and </text:span><text:span text:style-name="Strong_20_Emphasis"><text:span text:style-name="T9">returns </text:span></text:span><text:span text:style-name="T8">count of numbers</text:span><text:span text:style-name="Strong_20_Emphasis"><text:span text:style-name="T8"> </text:span></text:span><text:span text:style-name="Strong_20_Emphasis"><text:span text:style-name="T9">less than or equal to N </text:span></text:span><text:span text:style-name="T8">with exactly </text:span><text:span text:style-name="Strong_20_Emphasis"><text:span text:style-name="T9">3 divisors</text:span></text:span><text:span text:style-name="T8">.</text:span></text:p>
      <text:p text:style-name="P5"> </text:p>
      <text:p text:style-name="P7"><text:span text:style-name="Strong_20_Emphasis"><text:span text:style-name="T9">Expected Time Complexity</text:span></text:span><text:span text:style-name="T8"> : O(N1/2 * N1/4)<text:line-break/></text:span><text:span text:style-name="Strong_20_Emphasis"><text:span text:style-name="T9">Expected Auxilliary Space </text:span></text:span><text:span text:style-name="T8">:  O(1)</text:span></text:p>
      <text:p text:style-name="P5"> </text:p>
      <text:p text:style-name="P7"><text:span text:style-name="Strong_20_Emphasis"><text:span text:style-name="T9">Constraints :</text:span></text:span><text:span text:style-name="T8"><text:line-break/>1 &lt;= N &lt;= 109</text:span></text:p>
      <text:p text:style-name="P6">class Solution{</text:p>
      <text:p text:style-name="P6"><text:s text:c="4"/>public:</text:p>
      <text:p text:style-name="P6"><text:s text:c="4"/>int exactly3Divisors(int N)</text:p>
      <text:p text:style-name="P6"><text:s text:c="4"/>{</text:p>
      <text:p text:style-name="P6"><text:s text:c="8"/>//Your code here</text:p>
      <text:p text:style-name="P6"><text:s text:c="4"/>}</text:p>
      <text:p text:style-name="P6">};</text:p>
      <text:p text:style-name="P3"><text:soft-page-break/><text:span text:style-name="Strong_20_Emphasis"><text:span text:style-name="T12">9. Addition Under Modulo </text:span></text:span><text:bookmark text:name="bookmarkIcon9"/><text:bookmark text:name="reportIssueBtn9"/></text:p>
      <text:p text:style-name="P16"><text:span text:style-name="Strong_20_Emphasis"><text:span text:style-name="T13">Basic </text:span></text:span><text:span text:style-name="T14">Accuracy:</text:span><text:span text:style-name="T6"> </text:span><text:span text:style-name="T7">56.29% </text:span><text:span text:style-name="T14">Submissions:</text:span><text:span text:style-name="T6"> </text:span><text:span text:style-name="T7">34659 </text:span><text:span text:style-name="T14">Points:</text:span><text:span text:style-name="T6"> </text:span><text:span text:style-name="T7">1</text:span></text:p>
      <text:p text:style-name="P1"/>
      <text:p text:style-name="P7"><text:span text:style-name="T8">Given two numbers a and b, find the sum of a and b. Since the sum can be very large, find the sum modulo </text:span><text:span text:style-name="Strong_20_Emphasis"><text:span text:style-name="T9">109+7.</text:span></text:span></text:p>
      <text:p text:style-name="P7"><text:span text:style-name="Strong_20_Emphasis"><text:span text:style-name="T9">Example 1:</text:span></text:span></text:p>
      <text:p text:style-name="P2"><text:span text:style-name="Strong_20_Emphasis"><text:span text:style-name="T10">Input:</text:span></text:span></text:p>
      <text:p text:style-name="P14">a = 9223372036854775807</text:p>
      <text:p text:style-name="P14">b = 9223372036854775807</text:p>
      <text:p text:style-name="P15"><text:span text:style-name="Strong_20_Emphasis"><text:span text:style-name="T10">Output: </text:span></text:span><text:span text:style-name="T11">582344006</text:span></text:p>
      <text:p text:style-name="P15"><text:span text:style-name="Strong_20_Emphasis"><text:span text:style-name="T10">Explanation: </text:span></text:span></text:p>
      <text:p text:style-name="P14">9223372036854775807 + 9223372036854775807 </text:p>
      <text:p text:style-name="P14">= 18446744073709551614.</text:p>
      <text:p text:style-name="P14">18446744073709551614 mod (109+7)</text:p>
      <text:p text:style-name="P14">= 582344006</text:p>
      <text:p text:style-name="P7"><text:span text:style-name="Strong_20_Emphasis"><text:span text:style-name="T9">Example 2:</text:span></text:span></text:p>
      <text:p text:style-name="P2"><text:span text:style-name="Strong_20_Emphasis"><text:span text:style-name="T10">Input:</text:span></text:span></text:p>
      <text:p text:style-name="P14">a = 1000000007</text:p>
      <text:p text:style-name="P14">b = 1000000007</text:p>
      <text:p text:style-name="P15"><text:span text:style-name="Strong_20_Emphasis"><text:span text:style-name="T10">Output: </text:span></text:span><text:span text:style-name="T11">0</text:span></text:p>
      <text:p text:style-name="P15"><text:span text:style-name="Strong_20_Emphasis"><text:span text:style-name="T10">Explanation: </text:span></text:span><text:span text:style-name="T11">1000000007 + 1000000007 =</text:span></text:p>
      <text:p text:style-name="P14">(2000000014) mod (109+7) = 0</text:p>
      <text:p text:style-name="P7"><text:span text:style-name="Strong_20_Emphasis"><text:span text:style-name="T9">Your Task:</text:span></text:span><text:span text:style-name="T8"><text:line-break/>You don't need to read input or print anything. Your task is to complete the function</text:span><text:span text:style-name="Strong_20_Emphasis"><text:span text:style-name="T8"> </text:span></text:span><text:span text:style-name="Strong_20_Emphasis"><text:span text:style-name="T9">sumUnderModulo() </text:span></text:span><text:span text:style-name="T8">that takes</text:span><text:span text:style-name="Strong_20_Emphasis"><text:span text:style-name="T8"> </text:span></text:span><text:span text:style-name="Strong_20_Emphasis"><text:span text:style-name="T9">a and b as input parameters</text:span></text:span><text:span text:style-name="T8"> and </text:span><text:span text:style-name="Strong_20_Emphasis"><text:span text:style-name="T9">returns sum </text:span></text:span><text:span text:style-name="T8">of a and b under modulo </text:span><text:span text:style-name="Strong_20_Emphasis"><text:span text:style-name="T9">109+7</text:span></text:span><text:span text:style-name="T8">.</text:span></text:p>
      <text:p text:style-name="P5"> </text:p>
      <text:p text:style-name="P7"><text:span text:style-name="Strong_20_Emphasis"><text:span text:style-name="T9">Expected Time Complexity</text:span></text:span><text:span text:style-name="T8"> : O(1)<text:line-break/></text:span><text:span text:style-name="Strong_20_Emphasis"><text:span text:style-name="T9">Expected Auxilliary Space </text:span></text:span><text:span text:style-name="T8">:  O(1)</text:span></text:p>
      <text:p text:style-name="P5"> </text:p>
      <text:p text:style-name="P7"><text:span text:style-name="Strong_20_Emphasis"><text:span text:style-name="T9">Constraints:</text:span></text:span><text:span text:style-name="T8"><text:line-break/>1 &lt;= a,b &lt;= 263-1</text:span></text:p>
      <text:p text:style-name="P7"><text:span text:style-name="Strong_20_Emphasis"><text:span text:style-name="T5">class Solution{</text:span></text:span></text:p>
      <text:p text:style-name="P8"><text:span text:style-name="Strong_20_Emphasis"><text:span text:style-name="T5"><text:s text:c="4"/>public:</text:span></text:span></text:p>
      <text:p text:style-name="P8"><text:soft-page-break/><text:span text:style-name="Strong_20_Emphasis"><text:span text:style-name="T5"><text:s text:c="8"/>long long sumUnderModulo(long long a,long long b)</text:span></text:span></text:p>
      <text:p text:style-name="P7"><text:span text:style-name="Strong_20_Emphasis"><text:span text:style-name="T5"><text:s text:c="4"/>{</text:span></text:span></text:p>
      <text:p text:style-name="P7"><text:span text:style-name="Strong_20_Emphasis"><text:span text:style-name="T5"><text:s text:c="8"/>// code here</text:span></text:span></text:p>
      <text:p text:style-name="P7"><text:span text:style-name="Strong_20_Emphasis"><text:span text:style-name="T5"><text:s text:c="4"/>}</text:span></text:span></text:p>
      <text:p text:style-name="P7"><text:span text:style-name="Strong_20_Emphasis"><text:span text:style-name="T5">};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3"><text:soft-page-break/><text:span text:style-name="Strong_20_Emphasis"><text:span text:style-name="T12">10. Multiplication Under Modulo </text:span></text:span><text:bookmark text:name="bookmarkIcon10"/><text:bookmark text:name="reportIssueBtn10"/></text:p>
      <text:p text:style-name="P16"><text:span text:style-name="Strong_20_Emphasis"><text:span text:style-name="T13">Basic </text:span></text:span><text:span text:style-name="T14">Accuracy:</text:span><text:span text:style-name="T6"> </text:span><text:span text:style-name="T7">63.97% </text:span><text:span text:style-name="T14">Submissions:</text:span><text:span text:style-name="T6"> </text:span><text:span text:style-name="T7">13069 </text:span><text:span text:style-name="T14">Points:</text:span><text:span text:style-name="T6"> </text:span><text:span text:style-name="T7">1</text:span></text:p>
      <text:p text:style-name="P1"/>
      <text:p text:style-name="P7"><text:span text:style-name="T8">You are given two numbers </text:span><text:span text:style-name="Strong_20_Emphasis"><text:span text:style-name="T9">a and b</text:span></text:span><text:span text:style-name="T8">. You need to find the multiplication of</text:span><text:span text:style-name="Strong_20_Emphasis"><text:span text:style-name="T8"> </text:span></text:span><text:span text:style-name="Strong_20_Emphasis"><text:span text:style-name="T9">a and b</text:span></text:span><text:span text:style-name="T8"> under modulo </text:span><text:span text:style-name="Strong_20_Emphasis"><text:span text:style-name="T9">M (</text:span></text:span><text:span text:style-name="T8">M as </text:span><text:span text:style-name="Strong_20_Emphasis"><text:span text:style-name="T9">109+7).</text:span></text:span></text:p>
      <text:p text:style-name="P7"><text:span text:style-name="Strong_20_Emphasis"><text:span text:style-name="T9">Example 1:</text:span></text:span></text:p>
      <text:p text:style-name="P2"><text:span text:style-name="Strong_20_Emphasis"><text:span text:style-name="T10">Input:</text:span></text:span></text:p>
      <text:p text:style-name="P14">a = 92233720368547758</text:p>
      <text:p text:style-name="P14">b = 92233720368547758</text:p>
      <text:p text:style-name="P15"><text:span text:style-name="Strong_20_Emphasis"><text:span text:style-name="T10">Output: </text:span></text:span><text:span text:style-name="T11">484266119</text:span></text:p>
      <text:p text:style-name="P15"><text:span text:style-name="Strong_20_Emphasis"><text:span text:style-name="T10">Explanation: </text:span></text:span><text:span text:style-name="T11">Multiplication of a and b </text:span></text:p>
      <text:p text:style-name="P14">under modulo M will be 484266119.</text:p>
      <text:p text:style-name="P7"><text:span text:style-name="Strong_20_Emphasis"><text:span text:style-name="T9">Example 2:</text:span></text:span></text:p>
      <text:p text:style-name="P2"><text:span text:style-name="Strong_20_Emphasis"><text:span text:style-name="T10">Input:</text:span></text:span></text:p>
      <text:p text:style-name="P14">a = 1000000007</text:p>
      <text:p text:style-name="P14">b = 1000000007</text:p>
      <text:p text:style-name="P15"><text:span text:style-name="Strong_20_Emphasis"><text:span text:style-name="T10">Output: </text:span></text:span><text:span text:style-name="T11">0</text:span></text:p>
      <text:p text:style-name="P15"><text:span text:style-name="Strong_20_Emphasis"><text:span text:style-name="T10">Explanation: </text:span></text:span><text:span text:style-name="T11">Multiplication of a and b</text:span></text:p>
      <text:p text:style-name="P14">under modulo M is 0.</text:p>
      <text:p text:style-name="P7"><text:span text:style-name="Strong_20_Emphasis"><text:span text:style-name="T9">Your Task:</text:span></text:span><text:span text:style-name="T8"><text:line-break/>You don't need to read input or print anything. Your task is to complete the function</text:span><text:span text:style-name="Strong_20_Emphasis"><text:span text:style-name="T8"> </text:span></text:span><text:span text:style-name="Strong_20_Emphasis"><text:span text:style-name="T9">multiplicationUnderModulo() </text:span></text:span><text:span text:style-name="T8">that takes</text:span><text:span text:style-name="Strong_20_Emphasis"><text:span text:style-name="T8"> </text:span></text:span><text:span text:style-name="Strong_20_Emphasis"><text:span text:style-name="T9">a and b as parameters</text:span></text:span><text:span text:style-name="T8"> and </text:span><text:span text:style-name="Strong_20_Emphasis"><text:span text:style-name="T9">returns multiplication </text:span></text:span><text:span text:style-name="T8">of a and b under modulo M.</text:span></text:p>
      <text:p text:style-name="P7"><text:span text:style-name="Strong_20_Emphasis"><text:span text:style-name="T9">Expected Time Complexity</text:span></text:span><text:span text:style-name="T8"> : O(1)<text:line-break/></text:span><text:span text:style-name="Strong_20_Emphasis"><text:span text:style-name="T9">Expected Auxilliary Space </text:span></text:span><text:span text:style-name="T8">:  O(1)</text:span></text:p>
      <text:p text:style-name="P7"><text:span text:style-name="Strong_20_Emphasis"><text:span text:style-name="T9">Constraints:</text:span></text:span><text:span text:style-name="T8"><text:line-break/>1 &lt;= a,b &lt;= 263-1</text:span></text:p>
      <text:p text:style-name="P6">class Solution{</text:p>
      <text:p text:style-name="P6"><text:s text:c="4"/>public:</text:p>
      <text:p text:style-name="P6"><text:s text:c="8"/>int multiplicationUnderModulo(long long a,long long b)</text:p>
      <text:p text:style-name="P6"><text:s text:c="4"/>{</text:p>
      <text:p text:style-name="P6"><text:s text:c="8"/>//your code here</text:p>
      <text:p text:style-name="P6"><text:s text:c="4"/>}</text:p>
      <text:p text:style-name="P6">};</text:p>
      <text:p text:style-name="P3"><text:soft-page-break/><text:span text:style-name="Strong_20_Emphasis"><text:span text:style-name="T12">11. Modular Multiplicative Inverse </text:span></text:span><text:bookmark text:name="bookmarkIcon11"/><text:bookmark text:name="reportIssueBtn11"/></text:p>
      <text:p text:style-name="P16"><text:span text:style-name="Strong_20_Emphasis"><text:span text:style-name="T13">Easy </text:span></text:span><text:span text:style-name="T14">Accuracy:</text:span><text:span text:style-name="T6"> </text:span><text:span text:style-name="T7">48.28% </text:span><text:span text:style-name="T14">Submissions:</text:span><text:span text:style-name="T6"> </text:span><text:span text:style-name="T7">42211 </text:span><text:span text:style-name="T14">Points:</text:span><text:span text:style-name="T6"> </text:span><text:span text:style-name="T7">2</text:span></text:p>
      <text:p text:style-name="P1"/>
      <text:p text:style-name="P7"><text:span text:style-name="T8">Given two integers</text:span><text:span text:style-name="Strong_20_Emphasis"><text:span text:style-name="T8"> ‘</text:span></text:span><text:span text:style-name="Strong_20_Emphasis"><text:span text:style-name="T9">a’ </text:span></text:span><text:span text:style-name="T8">and</text:span><text:span text:style-name="Strong_20_Emphasis"><text:span text:style-name="T8"> ‘</text:span></text:span><text:span text:style-name="Strong_20_Emphasis"><text:span text:style-name="T9">m</text:span></text:span><text:span text:style-name="T8">’. The task is to find the smallest modular multiplicative inverse of </text:span><text:span text:style-name="Strong_20_Emphasis"><text:span text:style-name="T8">‘</text:span></text:span><text:span text:style-name="Strong_20_Emphasis"><text:span text:style-name="T9">a’</text:span></text:span><text:span text:style-name="T8"> under modulo</text:span><text:span text:style-name="Strong_20_Emphasis"><text:span text:style-name="T8"> ‘</text:span></text:span><text:span text:style-name="Strong_20_Emphasis"><text:span text:style-name="T9">m’</text:span></text:span><text:span text:style-name="T8">.</text:span></text:p>
      <text:p text:style-name="P7"><text:span text:style-name="Strong_20_Emphasis"><text:span text:style-name="T9">Example 1:</text:span></text:span></text:p>
      <text:p text:style-name="P2"><text:span text:style-name="Strong_20_Emphasis"><text:span text:style-name="T10">Input:</text:span></text:span></text:p>
      <text:p text:style-name="P14">a = 3</text:p>
      <text:p text:style-name="P14">m = 11</text:p>
      <text:p text:style-name="P15"><text:span text:style-name="Strong_20_Emphasis"><text:span text:style-name="T10">Output: </text:span></text:span><text:span text:style-name="T11">4</text:span></text:p>
      <text:p text:style-name="P15"><text:span text:style-name="Strong_20_Emphasis"><text:span text:style-name="T10">Explanation: </text:span></text:span><text:span text:style-name="T11">Since (4*3) mod 11 = 1, 4 </text:span></text:p>
      <text:p text:style-name="P14">is modulo inverse of 3. One might think,</text:p>
      <text:p text:style-name="P14">15 also as a valid output as "(15*3)</text:p>
      <text:p text:style-name="P14">mod 11" <text:s/>is also 1, but 15 is not in </text:p>
      <text:p text:style-name="P14">ring {0, 1, 2, ... 10}, so not valid.</text:p>
      <text:p text:style-name="P7"><text:span text:style-name="Strong_20_Emphasis"><text:span text:style-name="T9">Example 2:</text:span></text:span></text:p>
      <text:p text:style-name="P2"><text:span text:style-name="Strong_20_Emphasis"><text:span text:style-name="T10">Input:</text:span></text:span></text:p>
      <text:p text:style-name="P14">a = 10</text:p>
      <text:p text:style-name="P14">m = 17</text:p>
      <text:p text:style-name="P15"><text:span text:style-name="Strong_20_Emphasis"><text:span text:style-name="T10">Output: </text:span></text:span><text:span text:style-name="T11">12</text:span></text:p>
      <text:p text:style-name="P15"><text:span text:style-name="Strong_20_Emphasis"><text:span text:style-name="T10">Explanation: </text:span></text:span><text:span text:style-name="T11">Since (12*10) mod 17 = 1,</text:span></text:p>
      <text:p text:style-name="P14">12 is the modulo inverse of 10.</text:p>
      <text:p text:style-name="P7"><text:span text:style-name="Strong_20_Emphasis"><text:span text:style-name="T9">Your Task:</text:span></text:span><text:span text:style-name="T8"><text:line-break/>You don't need to read input or print anything. Your task is to complete the function</text:span><text:span text:style-name="Strong_20_Emphasis"><text:span text:style-name="T8"> </text:span></text:span><text:span text:style-name="Strong_20_Emphasis"><text:span text:style-name="T9">function modInverse() </text:span></text:span><text:span text:style-name="T8">that takes </text:span><text:span text:style-name="Strong_20_Emphasis"><text:span text:style-name="T9">a and m as input parameters </text:span></text:span><text:span text:style-name="T8">and </text:span><text:span text:style-name="Strong_20_Emphasis"><text:span text:style-name="T9">returns </text:span></text:span><text:span text:style-name="T8">modular multiplicative inverse of </text:span><text:span text:style-name="Strong_20_Emphasis"><text:span text:style-name="T8">‘</text:span></text:span><text:span text:style-name="Strong_20_Emphasis"><text:span text:style-name="T9">a’</text:span></text:span><text:span text:style-name="T8"> under modulo</text:span><text:span text:style-name="Strong_20_Emphasis"><text:span text:style-name="T8"> ‘</text:span></text:span><text:span text:style-name="Strong_20_Emphasis"><text:span text:style-name="T9">m’</text:span></text:span><text:span text:style-name="T8">. If the modular multiplicative inverse doesn't exist </text:span><text:span text:style-name="Strong_20_Emphasis"><text:span text:style-name="T9">return -1.</text:span></text:span></text:p>
      <text:p text:style-name="P7"><text:span text:style-name="Strong_20_Emphasis"><text:span text:style-name="T9">Expected Time Complexity</text:span></text:span><text:span text:style-name="T8"> : O(m)<text:line-break/></text:span><text:span text:style-name="Strong_20_Emphasis"><text:span text:style-name="T9">Expected Auxilliary Space</text:span></text:span><text:span text:style-name="T8"> : O(1)</text:span></text:p>
      <text:p text:style-name="P7"><text:span text:style-name="Strong_20_Emphasis"><text:span text:style-name="T9">Constraints:</text:span></text:span><text:span text:style-name="T8"><text:line-break/>1 &lt;= a &lt;= 104<text:line-break/>1 &lt;= m &lt;= 104</text:span></text:p>
      <text:p text:style-name="P7"><text:span text:style-name="Strong_20_Emphasis"><text:span text:style-name="T5">class Solution{</text:span></text:span></text:p>
      <text:p text:style-name="P7"><text:span text:style-name="Strong_20_Emphasis"><text:span text:style-name="T5"><text:s text:c="4"/>public:</text:span></text:span></text:p>
      <text:p text:style-name="P7"><text:span text:style-name="Strong_20_Emphasis"><text:span text:style-name="T5"><text:s text:c="4"/>//Complete this function</text:span></text:span></text:p>
      <text:p text:style-name="P7"><text:soft-page-break/><text:span text:style-name="Strong_20_Emphasis"><text:span text:style-name="T5"><text:s text:c="4"/>int modInverse(int a, int m)</text:span></text:span></text:p>
      <text:p text:style-name="P7"><text:span text:style-name="Strong_20_Emphasis"><text:span text:style-name="T5"><text:s text:c="4"/>{</text:span></text:span></text:p>
      <text:p text:style-name="P7"><text:span text:style-name="Strong_20_Emphasis"><text:span text:style-name="T5"><text:s text:c="8"/>//Your code here</text:span></text:span></text:p>
      <text:p text:style-name="P7"><text:span text:style-name="Strong_20_Emphasis"><text:span text:style-name="T5"><text:s text:c="4"/>}</text:span></text:span></text:p>
      <text:p text:style-name="P7"><text:span text:style-name="Strong_20_Emphasis"><text:span text:style-name="T5">}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inherit" svg:font-family="inherit"/>
    <style:font-face style:name="urw-din" svg:font-family="urw-din, sans-serif"/>
    <style:font-face style:name="var font-sofia-pro1" svg:font-family="'var font-sofia-pro'"/>
    <style:font-face style:name="var font-sofia-pro" svg:font-family="'var font-sofia-pro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09:24:45.460928689</meta:creation-date>
    <dc:date>2022-01-06T15:53:52.635907408</dc:date>
    <meta:editing-duration>PT3H17M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0" meta:paragraph-count="417" meta:word-count="1976" meta:character-count="10970" meta:non-whitespace-character-count="9059"/>
  </office:meta>
</office:document-meta>
</file>